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14cm" table:align="left"/>
    </style:style>
    <style:style style:name="Table1.A" style:family="table-column">
      <style:table-column-properties style:column-width="1.857cm"/>
    </style:style>
    <style:style style:name="Table1.B" style:family="table-column">
      <style:table-column-properties style:column-width="1.58cm"/>
    </style:style>
    <style:style style:name="Table1.C" style:family="table-column">
      <style:table-column-properties style:column-width="2.113cm"/>
    </style:style>
    <style:style style:name="Table1.D" style:family="table-column">
      <style:table-column-properties style:column-width="1.96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747cm"/>
    </style:style>
    <style:style style:name="Table2.B" style:family="table-column">
      <style:table-column-properties style:column-width="11.25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83cm" table:align="left"/>
    </style:style>
    <style:style style:name="Table3.A" style:family="table-column">
      <style:table-column-properties style:column-width="1.857cm"/>
    </style:style>
    <style:style style:name="Table3.B" style:family="table-column">
      <style:table-column-properties style:column-width="2.896cm"/>
    </style:style>
    <style:style style:name="Table3.C" style:family="table-column">
      <style:table-column-properties style:column-width="2.113cm"/>
    </style:style>
    <style:style style:name="Table3.D" style:family="table-column">
      <style:table-column-properties style:column-width="1.96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074cm" table:align="left"/>
    </style:style>
    <style:style style:name="Table4.A" style:family="table-column">
      <style:table-column-properties style:column-width="4.748cm"/>
    </style:style>
    <style:style style:name="Table4.B" style:family="table-column">
      <style:table-column-properties style:column-width="5.32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8.098cm"/>
    </style:style>
    <style:style style:name="Table5.B" style:family="table-column">
      <style:table-column-properties style:column-width="8.90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687cm" table:align="left"/>
    </style:style>
    <style:style style:name="Table6.A" style:family="table-column">
      <style:table-column-properties style:column-width="4.362cm"/>
    </style:style>
    <style:style style:name="Table6.B" style:family="table-column">
      <style:table-column-properties style:column-width="5.32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804cm" table:align="left"/>
    </style:style>
    <style:style style:name="Table7.A" style:family="table-column">
      <style:table-column-properties style:column-width="1.965cm"/>
    </style:style>
    <style:style style:name="Table7.B" style:family="table-column">
      <style:table-column-properties style:column-width="2.297cm"/>
    </style:style>
    <style:style style:name="Table7.C" style:family="table-column">
      <style:table-column-properties style:column-width="2.72cm"/>
    </style:style>
    <style:style style:name="Table7.D" style:family="table-column">
      <style:table-column-properties style:column-width="5.82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3.775cm"/>
    </style:style>
    <style:style style:name="Table8.B" style:family="table-column">
      <style:table-column-properties style:column-width="5.84cm"/>
    </style:style>
    <style:style style:name="Table8.C" style:family="table-column">
      <style:table-column-properties style:column-width="7.38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3.795cm" table:align="left"/>
    </style:style>
    <style:style style:name="Table9.A" style:family="table-column">
      <style:table-column-properties style:column-width="6.634cm"/>
    </style:style>
    <style:style style:name="Table9.B" style:family="table-column">
      <style:table-column-properties style:column-width="7.16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8.708cm" table:align="left"/>
    </style:style>
    <style:style style:name="Table10.A" style:family="table-column">
      <style:table-column-properties style:column-width="1.857cm"/>
    </style:style>
    <style:style style:name="Table10.B" style:family="table-column">
      <style:table-column-properties style:column-width="6.851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1 What is JavaScript?</text:h>
      <text:p text:style-name="Quotations">JavaScript is a <text:span text:style-name="Strong_20_Emphasis">lightweight, interpreted, object-based scripting language</text:span> used to make web pages interactive.<text:line-break/>It runs in the browser and can also run on the server (Node.js).</text:p>
      <text:p text:style-name="Horizontal_20_Line"/>
      <text:h text:style-name="Heading_20_3" text:outline-level="3">1.2 Is JavaScript the same as Java?</text:h>
      <text:p text:style-name="Quotations">❌ No.</text:p>
      <text:list text:style-name="L1">
        <text:list-item>
          <text:p text:style-name="P5"><text:span text:style-name="Strong_20_Emphasis">Java:</text:span> Compiled, strongly typed, class-based OOP language.</text:p>
        </text:list-item>
        <text:list-item>
          <text:p text:style-name="P5"><text:span text:style-name="Strong_20_Emphasis">JavaScript:</text:span> Interpreted, dynamically typed, prototype-based scripting language.</text:p>
        </text:list-item>
      </text:list>
      <text:p text:style-name="Horizontal_20_Line"/>
      <text:h text:style-name="Heading_20_3" text:outline-level="3">1.3 How to include JavaScript in an HTML page?</text:h>
      <text:p text:style-name="P1"><text:span text:style-name="Source_20_Text">&lt;!-- Inline JS --&gt;</text:span></text:p>
      <text:p text:style-name="P1"><text:span text:style-name="Source_20_Text">&lt;button onclick="alert('Hello!')"&gt;Click Me&lt;/button&gt;</text:span></text:p>
      <text:p text:style-name="P1"/>
      <text:p text:style-name="P1"><text:span text:style-name="Source_20_Text">&lt;!-- Internal JS --&gt;</text:span></text:p>
      <text:p text:style-name="P1"><text:span text:style-name="Source_20_Text">&lt;script&gt;</text:span></text:p>
      <text:p text:style-name="P1"><text:span text:style-name="Source_20_Text"><text:s text:c="2"/>console.log("Hello from script tag");</text:span></text:p>
      <text:p text:style-name="P1"><text:span text:style-name="Source_20_Text">&lt;/script&gt;</text:span></text:p>
      <text:p text:style-name="P1"/>
      <text:p text:style-name="P1"><text:span text:style-name="Source_20_Text">&lt;!-- External JS --&gt;</text:span></text:p>
      <text:p text:style-name="P2"><text:span text:style-name="Source_20_Text">&lt;script src="script.js"&gt;&lt;/script&gt;</text:span></text:p>
      <text:p text:style-name="Horizontal_20_Line"/>
      <text:h text:style-name="Heading_20_3" text:outline-level="3">1.4 What are variables in JavaScript?</text:h>
      <text:p text:style-name="Quotations">Variables store data.<text:line-break/>In modern JS (ES6), we use:</text:p>
      <text:list text:style-name="L2">
        <text:list-item>
          <text:p text:style-name="P6"><text:span text:style-name="Source_20_Text">var</text:span> (function-scoped, old style)</text:p>
        </text:list-item>
        <text:list-item>
          <text:p text:style-name="P6"><text:span text:style-name="Source_20_Text">let</text:span> (block-scoped)</text:p>
        </text:list-item>
        <text:list-item>
          <text:p text:style-name="P6"><text:span text:style-name="Source_20_Text">const</text:span> (block-scoped, cannot be reassigned)</text:p>
        </text:list-item>
      </text:list>
      <text:p text:style-name="P1"><text:span text:style-name="Source_20_Text">let name = "John";</text:span></text:p>
      <text:p text:style-name="P1"><text:span text:style-name="Source_20_Text">const PI = 3.14;</text:span></text:p>
      <text:p text:style-name="P2"><text:span text:style-name="Source_20_Text">var age = 25;</text:span></text:p>
      <text:p text:style-name="Horizontal_20_Line"/>
      <text:h text:style-name="Heading_20_3" text:outline-level="3">1.5 What are JavaScript data types?</text:h>
      <text:p text:style-name="Text_20_body"><text:span text:style-name="Strong_20_Emphasis">Primitive:</text:span> string, number, boolean, null, undefined, symbol, bigint<text:line-break/><text:span text:style-name="Strong_20_Emphasis">Non-primitive:</text:span> objects, arrays, functions</text:p>
      <text:p text:style-name="P1"><text:span text:style-name="Source_20_Text">let str = "Hello"; <text:s text:c="7"/>// string</text:span></text:p>
      <text:p text:style-name="P1"><text:span text:style-name="Source_20_Text">let num = 42; <text:s text:c="12"/>// number</text:span></text:p>
      <text:p text:style-name="P1"><text:span text:style-name="Source_20_Text">let flag = true; <text:s text:c="9"/>// boolean</text:span></text:p>
      <text:p text:style-name="P1"><text:soft-page-break/><text:span text:style-name="Source_20_Text">let x; <text:s text:c="19"/>// undefined</text:span></text:p>
      <text:p text:style-name="P1"><text:span text:style-name="Source_20_Text">let obj = {a:1, b:2}; <text:s text:c="4"/>// object</text:span></text:p>
      <text:p text:style-name="P2"><text:span text:style-name="Source_20_Text">let arr = [1,2,3]; <text:s text:c="7"/>// array</text:span></text:p>
      <text:p text:style-name="Horizontal_20_Line"/>
      <text:h text:style-name="Heading_20_3" text:outline-level="3">1.6 What is <text:span text:style-name="Source_20_Text">typeof</text:span> operator?</text:h>
      <text:p text:style-name="P1"><text:span text:style-name="Source_20_Text">console.log(typeof 42); <text:s text:c="7"/>// "number"</text:span></text:p>
      <text:p text:style-name="P1"><text:span text:style-name="Source_20_Text">console.log(typeof "hello"); <text:s text:c="2"/>// "string"</text:span></text:p>
      <text:p text:style-name="P2"><text:span text:style-name="Source_20_Text">console.log(typeof null); <text:s text:c="5"/>// "object" (quirk in JS)</text:span></text:p>
      <text:p text:style-name="Horizontal_20_Line"/>
      <text:h text:style-name="Heading_20_2" text:outline-level="2">🔸 2. <text:span text:style-name="Strong_20_Emphasis">Operators &amp; Comparisons</text:span></text:h>
      <text:h text:style-name="Heading_20_3" text:outline-level="3">2.1 Difference between <text:span text:style-name="Source_20_Text">==</text:span> and <text:span text:style-name="Source_20_Text">===</text:span></text:h>
      <text:list text:style-name="L3">
        <text:list-item>
          <text:p text:style-name="P7"><text:span text:style-name="Source_20_Text">==</text:span> → checks only <text:span text:style-name="Strong_20_Emphasis">value</text:span> (type conversion is done)</text:p>
        </text:list-item>
        <text:list-item>
          <text:p text:style-name="P7"><text:span text:style-name="Source_20_Text">===</text:span> → checks <text:span text:style-name="Strong_20_Emphasis">value and type</text:span></text:p>
        </text:list-item>
      </text:list>
      <text:p text:style-name="P1"><text:span text:style-name="Source_20_Text">console.log(5 == "5"); <text:s text:c="2"/>// true</text:span></text:p>
      <text:p text:style-name="P2"><text:span text:style-name="Source_20_Text">console.log(5 === "5"); <text:s/>// false</text:span></text:p>
      <text:p text:style-name="Horizontal_20_Line"/>
      <text:h text:style-name="Heading_20_3" text:outline-level="3">2.2 What are logical operators?</text:h>
      <text:list text:style-name="L4">
        <text:list-item>
          <text:p text:style-name="P8"><text:span text:style-name="Source_20_Text">&amp;&amp;</text:span> → AND</text:p>
        </text:list-item>
        <text:list-item>
          <text:p text:style-name="P8"><text:span text:style-name="Source_20_Text">||</text:span> → OR</text:p>
        </text:list-item>
        <text:list-item>
          <text:p text:style-name="P8"><text:span text:style-name="Source_20_Text">!</text:span> → NOT</text:p>
        </text:list-item>
      </text:list>
      <text:p text:style-name="P1"><text:span text:style-name="Source_20_Text">let a = true, b = false;</text:span></text:p>
      <text:p text:style-name="P1"><text:span text:style-name="Source_20_Text">console.log(a &amp;&amp; b); // false</text:span></text:p>
      <text:p text:style-name="P1"><text:span text:style-name="Source_20_Text">console.log(a || b); // true</text:span></text:p>
      <text:p text:style-name="P2"><text:span text:style-name="Source_20_Text">console.log(!a); <text:s text:c="4"/>// false</text:span></text:p>
      <text:p text:style-name="Horizontal_20_Line"/>
      <text:h text:style-name="Heading_20_2" text:outline-level="2">🔥 3. <text:span text:style-name="Strong_20_Emphasis">Functions</text:span></text:h>
      <text:h text:style-name="Heading_20_3" text:outline-level="3">3.1 Declaring a function</text:h>
      <text:p text:style-name="P1"><text:span text:style-name="Source_20_Text">function add(a, b) {</text:span></text:p>
      <text:p text:style-name="P1"><text:span text:style-name="Source_20_Text"><text:s text:c="2"/>return a + b;</text:span></text:p>
      <text:p text:style-name="P1"><text:span text:style-name="Source_20_Text">}</text:span></text:p>
      <text:p text:style-name="P2"><text:span text:style-name="Source_20_Text">console.log(add(2, 3)); // 5</text:span></text:p>
      <text:p text:style-name="Horizontal_20_Line"/>
      <text:h text:style-name="Heading_20_3" text:outline-level="3">3.2 Arrow functions (ES6)</text:h>
      <text:p text:style-name="P1"><text:span text:style-name="Source_20_Text">const multiply = (a, b) =&gt; a * b;</text:span></text:p>
      <text:p text:style-name="P2"><text:span text:style-name="Source_20_Text">console.log(multiply(4, 5)); // 20</text:span></text:p>
      <text:p text:style-name="Horizontal_20_Line"><text:soft-page-break/></text:p>
      <text:h text:style-name="Heading_20_3" text:outline-level="3">3.3 Default parameters</text:h>
      <text:p text:style-name="P1"><text:span text:style-name="Source_20_Text">function greet(name = "Guest") {</text:span></text:p>
      <text:p text:style-name="P1"><text:span text:style-name="Source_20_Text"><text:s text:c="2"/>console.log("Hello, " + name);</text:span></text:p>
      <text:p text:style-name="P1"><text:span text:style-name="Source_20_Text">}</text:span></text:p>
      <text:p text:style-name="P1"><text:span text:style-name="Source_20_Text">greet(); <text:s text:c="11"/>// Hello, Guest</text:span></text:p>
      <text:p text:style-name="P2"><text:span text:style-name="Source_20_Text">greet("Nisha"); <text:s text:c="4"/>// Hello, Nisha</text:span></text:p>
      <text:p text:style-name="Horizontal_20_Line"/>
      <text:h text:style-name="Heading_20_2" text:outline-level="2">🔄 4. <text:span text:style-name="Strong_20_Emphasis">Control Statements</text:span></text:h>
      <text:p text:style-name="P1"><text:span text:style-name="Source_20_Text">let n = 10;</text:span></text:p>
      <text:p text:style-name="P1"><text:span text:style-name="Source_20_Text">if (n &gt; 5) console.log("Greater than 5");</text:span></text:p>
      <text:p text:style-name="P1"/>
      <text:p text:style-name="P1"><text:span text:style-name="Source_20_Text">for (let i = 1; i &lt;= 3; i++) {</text:span></text:p>
      <text:p text:style-name="P1"><text:span text:style-name="Source_20_Text"><text:s text:c="2"/>console.log(i);</text:span></text:p>
      <text:p text:style-name="P1"><text:span text:style-name="Source_20_Text">}</text:span></text:p>
      <text:p text:style-name="P1"/>
      <text:p text:style-name="P1"><text:span text:style-name="Source_20_Text">let i = 1;</text:span></text:p>
      <text:p text:style-name="P1"><text:span text:style-name="Source_20_Text">while (i &lt;= 3) {</text:span></text:p>
      <text:p text:style-name="P1"><text:span text:style-name="Source_20_Text"><text:s text:c="2"/>console.log(i);</text:span></text:p>
      <text:p text:style-name="P1"><text:span text:style-name="Source_20_Text"><text:s text:c="2"/>i++;</text:span></text:p>
      <text:p text:style-name="P2"><text:span text:style-name="Source_20_Text">}</text:span></text:p>
      <text:p text:style-name="Horizontal_20_Line"/>
      <text:h text:style-name="Heading_20_2" text:outline-level="2">📦 5. <text:span text:style-name="Strong_20_Emphasis">Objects &amp; Arrays</text:span></text:h>
      <text:h text:style-name="Heading_20_3" text:outline-level="3">5.1 Creating and accessing objects</text:h>
      <text:p text:style-name="P1"><text:span text:style-name="Source_20_Text">let emp = { name: "John", salary: 50000 };</text:span></text:p>
      <text:p text:style-name="P1"><text:span text:style-name="Source_20_Text">console.log(emp.name); <text:s text:c="7"/>// John</text:span></text:p>
      <text:p text:style-name="P2"><text:span text:style-name="Source_20_Text">console.log(emp["salary"]); <text:s text:c="2"/>// 50000</text:span></text:p>
      <text:p text:style-name="Horizontal_20_Line"/>
      <text:h text:style-name="Heading_20_3" text:outline-level="3">5.2 Array operations</text:h>
      <text:p text:style-name="P1"><text:span text:style-name="Source_20_Text">let arr = [1,2,3];</text:span></text:p>
      <text:p text:style-name="P1"><text:span text:style-name="Source_20_Text">arr.push(4); <text:s text:c="7"/>// [1,2,3,4]</text:span></text:p>
      <text:p text:style-name="P1"><text:span text:style-name="Source_20_Text">arr.pop(); <text:s text:c="9"/>// [1,2,3]</text:span></text:p>
      <text:p text:style-name="P1"><text:span text:style-name="Source_20_Text">arr.unshift(0); <text:s text:c="4"/>// [0,1,2,3]</text:span></text:p>
      <text:p text:style-name="P2"><text:span text:style-name="Source_20_Text">console.log(arr.length); // 4</text:span></text:p>
      <text:p text:style-name="Horizontal_20_Line"/>
      <text:h text:style-name="Heading_20_3" text:outline-level="3">5.3 Iterating over arrays</text:h>
      <text:p text:style-name="P1"><text:span text:style-name="Source_20_Text">arr.forEach(num =&gt; console.log(num));</text:span></text:p>
      <text:p text:style-name="P1"/>
      <text:p text:style-name="P1"><text:span text:style-name="Source_20_Text">let squares = arr.map(x =&gt; x*x);</text:span></text:p>
      <text:p text:style-name="P2"><text:span text:style-name="Source_20_Text">console.log(squares);</text:span></text:p>
      <text:p text:style-name="Horizontal_20_Line"/>
      <text:h text:style-name="Heading_20_2" text:outline-level="2"><text:soft-page-break/>🔥 6. <text:span text:style-name="Strong_20_Emphasis">Important Concepts</text:span></text:h>
      <text:h text:style-name="Heading_20_3" text:outline-level="3">6.1 What is <text:span text:style-name="Source_20_Text">this</text:span> keyword?</text:h>
      <text:list text:style-name="L5">
        <text:list-item>
          <text:p text:style-name="P9"><text:span text:style-name="Source_20_Text">this</text:span> refers to the <text:span text:style-name="Strong_20_Emphasis">context</text:span> in which a function is called.</text:p>
        </text:list-item>
      </text:list>
      <text:p text:style-name="P1"><text:span text:style-name="Source_20_Text">console.log(this); <text:s/>// In browser, refers to window</text:span></text:p>
      <text:p text:style-name="P1"/>
      <text:p text:style-name="P1"><text:span text:style-name="Source_20_Text">let obj = {</text:span></text:p>
      <text:p text:style-name="P1"><text:span text:style-name="Source_20_Text"><text:s text:c="2"/>name: "John",</text:span></text:p>
      <text:p text:style-name="P1"><text:span text:style-name="Source_20_Text"><text:s text:c="2"/>greet: function() {</text:span></text:p>
      <text:p text:style-name="P1"><text:span text:style-name="Source_20_Text"><text:s text:c="4"/>console.log("Hello " + this.name);</text:span></text:p>
      <text:p text:style-name="P1"><text:span text:style-name="Source_20_Text"><text:s text:c="2"/>}</text:span></text:p>
      <text:p text:style-name="P1"><text:span text:style-name="Source_20_Text">};</text:span></text:p>
      <text:p text:style-name="P2"><text:span text:style-name="Source_20_Text">obj.greet(); <text:s text:c="7"/>// Hello John</text:span></text:p>
      <text:p text:style-name="Horizontal_20_Line"/>
      <text:h text:style-name="Heading_20_3" text:outline-level="3">6.2 What is Hoisting?</text:h>
      <text:p text:style-name="Quotations">JavaScript moves variable &amp; function <text:span text:style-name="Strong_20_Emphasis">declarations</text:span> to the top during compilation.</text:p>
      <text:p text:style-name="P1"><text:span text:style-name="Source_20_Text">console.log(x); <text:s/>// undefined (not error)</text:span></text:p>
      <text:p text:style-name="P2"><text:span text:style-name="Source_20_Text">var x = 10;</text:span></text:p>
      <text:p text:style-name="Horizontal_20_Line"/>
      <text:h text:style-name="Heading_20_3" text:outline-level="3">6.3 Difference between <text:span text:style-name="Source_20_Text">var</text:span>, <text:span text:style-name="Source_20_Text">let</text:span>, and <text:span text:style-name="Source_20_Text">cons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Keyword</text:p>
            </table:table-cell>
            <table:table-cell table:style-name="Table1.A1" office:value-type="string">
              <text:p text:style-name="Table_20_Heading">Scope</text:p>
            </table:table-cell>
            <table:table-cell table:style-name="Table1.A1" office:value-type="string">
              <text:p text:style-name="Table_20_Heading">Re-declare</text:p>
            </table:table-cell>
            <table:table-cell table:style-name="Table1.A1" office:value-type="string">
              <text:p text:style-name="Table_20_Heading">Re-assign</text:p>
            </table:table-cell>
          </table:table-row>
        </table:table-header-rows>
        <table:table-row>
          <table:table-cell table:style-name="Table1.A1" office:value-type="string">
            <text:p text:style-name="Table_20_Contents">var</text:p>
          </table:table-cell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let</text:p>
          </table:table-cell>
          <table:table-cell table:style-name="Table1.A1" office:value-type="string">
            <text:p text:style-name="Table_20_Contents">block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const</text:p>
          </table:table-cell>
          <table:table-cell table:style-name="Table1.A1" office:value-type="string">
            <text:p text:style-name="Table_20_Contents">block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</table:table>
      <text:p text:style-name="Horizontal_20_Line"/>
      <text:h text:style-name="Heading_20_3" text:outline-level="3">6.4 What is an IIFE (Immediately Invoked Function Expression)?</text:h>
      <text:p text:style-name="P1"><text:span text:style-name="Source_20_Text">(function(){</text:span></text:p>
      <text:p text:style-name="P1"><text:span text:style-name="Source_20_Text"><text:s text:c="2"/>console.log("Runs immediately!");</text:span></text:p>
      <text:p text:style-name="P2"><text:span text:style-name="Source_20_Text">})();</text:span></text:p>
      <text:p text:style-name="Horizontal_20_Line"/>
      <text:h text:style-name="Heading_20_2" text:outline-level="2">🌍 7. <text:span text:style-name="Strong_20_Emphasis">DOM Manipulation (Common in Interviews)</text:span></text:h>
      <text:p text:style-name="P1"><text:span text:style-name="Source_20_Text">&lt;div id="msg"&gt;Hello&lt;/div&gt;</text:span></text:p>
      <text:p text:style-name="P1"><text:span text:style-name="Source_20_Text">&lt;button onclick="changeText()"&gt;Click Me&lt;/button&gt;</text:span></text:p>
      <text:p text:style-name="P1"/>
      <text:p text:style-name="P1"><text:span text:style-name="Source_20_Text">&lt;script&gt;</text:span></text:p>
      <text:p text:style-name="P1"><text:span text:style-name="Source_20_Text">function changeText() {</text:span></text:p>
      <text:p text:style-name="P1"><text:span text:style-name="Source_20_Text"><text:s text:c="2"/>document.getElementById("msg").innerText = "Hello JavaScript!";</text:span></text:p>
      <text:p text:style-name="P1"><text:span text:style-name="Source_20_Text">}</text:span></text:p>
      <text:p text:style-name="P2"><text:span text:style-name="Source_20_Text">&lt;/script&gt;</text:span></text:p>
      <text:p text:style-name="Horizontal_20_Line"/>
      <text:h text:style-name="Heading_20_2" text:outline-level="2"><text:soft-page-break/>⚡ 8. <text:span text:style-name="Strong_20_Emphasis">Events</text:span></text:h>
      <text:p text:style-name="P1"><text:span text:style-name="Source_20_Text">document.getElementById("btn").addEventListener("click", function(){</text:span></text:p>
      <text:p text:style-name="P1"><text:span text:style-name="Source_20_Text"><text:s text:c="2"/>alert("Button Clicked!");</text:span></text:p>
      <text:p text:style-name="P2"><text:span text:style-name="Source_20_Text">});</text:span></text:p>
      <text:p text:style-name="Horizontal_20_Line"/>
      <text:h text:style-name="Heading_20_2" text:outline-level="2">🟢 9. <text:span text:style-name="Strong_20_Emphasis">ES6 Features Often Asked</text:span></text:h>
      <text:list text:style-name="L6">
        <text:list-item>
          <text:p text:style-name="P10">Arrow functions</text:p>
        </text:list-item>
        <text:list-item>
          <text:p text:style-name="P10">Template literals</text:p>
        </text:list-item>
        <text:list-item>
          <text:p text:style-name="P10">Destructuring</text:p>
        </text:list-item>
        <text:list-item>
          <text:p text:style-name="P10">Spread/rest operators</text:p>
        </text:list-item>
        <text:list-item>
          <text:p text:style-name="P10">Modules (import/export)</text:p>
        </text:list-item>
      </text:list>
      <text:p text:style-name="Text_20_body">Example:</text:p>
      <text:p text:style-name="P1"><text:span text:style-name="Source_20_Text">const person = {name:"Alice", age:25};</text:span></text:p>
      <text:p text:style-name="P1"><text:span text:style-name="Source_20_Text">const {name, age} = person;</text:span></text:p>
      <text:p text:style-name="P2"><text:span text:style-name="Source_20_Text">console.log(name, age); <text:s text:c="2"/>// Alice 25</text:span></text:p>
      <text:p text:style-name="Horizontal_20_Line"/>
      <text:h text:style-name="Heading_20_2" text:outline-level="2">✍️ 10. <text:span text:style-name="Strong_20_Emphasis">Annotations / Comments in JavaScript</text:span></text:h>
      <text:p text:style-name="Text_20_body">Annotations are usually <text:span text:style-name="Strong_20_Emphasis">comments or JSDoc</text:span> used to explain code.</text:p>
      <text:h text:style-name="Heading_20_3" text:outline-level="3">Single-line comment</text:h>
      <text:p text:style-name="P2"><text:span text:style-name="Source_20_Text">// This is a single-line comment</text:span></text:p>
      <text:h text:style-name="Heading_20_3" text:outline-level="3">Multi-line comment</text:h>
      <text:p text:style-name="P1"><text:span text:style-name="Source_20_Text">/*</text:span></text:p>
      <text:p text:style-name="P1"><text:span text:style-name="Source_20_Text"><text:s/>This is a </text:span></text:p>
      <text:p text:style-name="P1"><text:span text:style-name="Source_20_Text"><text:s/>multi-line comment</text:span></text:p>
      <text:p text:style-name="P2"><text:span text:style-name="Source_20_Text">*/</text:span></text:p>
      <text:h text:style-name="Heading_20_3" text:outline-level="3">JSDoc Annotation</text:h>
      <text:p text:style-name="P1"><text:span text:style-name="Source_20_Text">/**</text:span></text:p>
      <text:p text:style-name="P1"><text:span text:style-name="Source_20_Text"><text:s/>* Adds two numbers</text:span></text:p>
      <text:p text:style-name="P1"><text:span text:style-name="Source_20_Text"><text:s/>* @param {number} a</text:span></text:p>
      <text:p text:style-name="P1"><text:span text:style-name="Source_20_Text"><text:s/>* @param {number} b</text:span></text:p>
      <text:p text:style-name="P1"><text:span text:style-name="Source_20_Text"><text:s/>* @returns {number} sum</text:span></text:p>
      <text:p text:style-name="P1"><text:span text:style-name="Source_20_Text"><text:s/>*/</text:span></text:p>
      <text:p text:style-name="P1"><text:span text:style-name="Source_20_Text">function add(a,b){</text:span></text:p>
      <text:p text:style-name="P1"><text:span text:style-name="Source_20_Text"><text:s text:c="2"/>return a+b;</text:span></text:p>
      <text:p text:style-name="P2"><text:span text:style-name="Source_20_Text">}</text:span></text:p>
      <text:p text:style-name="Horizontal_20_Line"/>
      <text:h text:style-name="Heading_20_2" text:outline-level="2"><text:soft-page-break/>🔥 11. <text:span text:style-name="Strong_20_Emphasis">Common Interview Question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Question</text:p>
            </table:table-cell>
            <table:table-cell table:style-name="Table2.A1" office:value-type="string">
              <text:p text:style-name="Table_20_Heading">Short Answer</text:p>
            </table:table-cell>
          </table:table-row>
        </table:table-header-rows>
        <table:table-row>
          <table:table-cell table:style-name="Table2.A1" office:value-type="string">
            <text:p text:style-name="Table_20_Contents">What is NaN in JavaScript?</text:p>
          </table:table-cell>
          <table:table-cell table:style-name="Table2.A1" office:value-type="string">
            <text:p text:style-name="Table_20_Contents">"Not-a-Number" — result of invalid math operation (e.g., <text:span text:style-name="Source_20_Text">0/0</text:span>)</text:p>
          </table:table-cell>
        </table:table-row>
        <table:table-row>
          <table:table-cell table:style-name="Table2.A1" office:value-type="string">
            <text:p text:style-name="Table_20_Contents">Is JavaScript single-threaded?</text:p>
          </table:table-cell>
          <table:table-cell table:style-name="Table2.A1" office:value-type="string">
            <text:p text:style-name="Table_20_Contents">Yes, it’s single-threaded but uses an <text:span text:style-name="Strong_20_Emphasis">event loop</text:span> for async tasks</text:p>
          </table:table-cell>
        </table:table-row>
        <table:table-row>
          <table:table-cell table:style-name="Table2.A1" office:value-type="string">
            <text:p text:style-name="Table_20_Contents">Difference between <text:span text:style-name="Source_20_Text">null</text:span> and <text:span text:style-name="Source_20_Text">undefined</text:span></text:p>
          </table:table-cell>
          <table:table-cell table:style-name="Table2.A1" office:value-type="string">
            <text:p text:style-name="Table_20_Contents"><text:span text:style-name="Source_20_Text">null</text:span> = empty value assigned by programmer; <text:span text:style-name="Source_20_Text">undefined</text:span> = variable declared but not assigned</text:p>
          </table:table-cell>
        </table:table-row>
        <table:table-row>
          <table:table-cell table:style-name="Table2.A1" office:value-type="string">
            <text:p text:style-name="Table_20_Contents">What is callback function?</text:p>
          </table:table-cell>
          <table:table-cell table:style-name="Table2.A1" office:value-type="string">
            <text:p text:style-name="Table_20_Contents">A function passed as an argument to another function to be executed later</text:p>
          </table:table-cell>
        </table:table-row>
        <table:table-row>
          <table:table-cell table:style-name="Table2.A1" office:value-type="string">
            <text:p text:style-name="Table_20_Contents">What is Promise?</text:p>
          </table:table-cell>
          <table:table-cell table:style-name="Table2.A1" office:value-type="string">
            <text:p text:style-name="Table_20_Contents">An object that represents the result of an async operation</text:p>
          </table:table-cell>
        </table:table-row>
        <table:table-row>
          <table:table-cell table:style-name="Table2.A1" office:value-type="string">
            <text:p text:style-name="Table_20_Contents">What is async/await?</text:p>
          </table:table-cell>
          <table:table-cell table:style-name="Table2.A1" office:value-type="string">
            <text:p text:style-name="Table_20_Contents">Syntactic sugar to handle Promises in a cleaner, synchronous-like way</text:p>
          </table:table-cell>
        </table:table-row>
        <table:table-row>
          <table:table-cell table:style-name="Table2.A1" office:value-type="string">
            <text:p text:style-name="Table_20_Contents">What are template literals?</text:p>
          </table:table-cell>
          <table:table-cell table:style-name="Table2.A1" office:value-type="string">
            <text:p text:style-name="Table_20_Contents">Strings with backticks <text:span text:style-name="Source_20_Text">and</text:span>${}` interpolation</text:p>
          </table:table-cell>
        </table:table-row>
      </table:table>
      <text:p text:style-name="Horizontal_20_Line"/>
      <text:h text:style-name="Heading_20_2" text:outline-level="2">💡 <text:span text:style-name="Strong_20_Emphasis">Pro Tips</text:span></text:h>
      <text:list text:style-name="L7">
        <text:list-item>
          <text:p text:style-name="P11">Focus on <text:span text:style-name="Strong_20_Emphasis">syntax, variables, functions, DOM, and ES6 basics</text:span> — most common in interviews for Java devs.</text:p>
        </text:list-item>
        <text:list-item>
          <text:p text:style-name="P11">Be ready to <text:span text:style-name="Strong_20_Emphasis">compare Java vs JavaScript</text:span>.</text:p>
        </text:list-item>
        <text:list-item>
          <text:p text:style-name="P11">You don’t need to learn frameworks (React, Angular) unless job description mentions them.</text:p>
        </text:list-item>
        <text:list-item>
          <text:p text:style-name="P11">JSDoc comments and basic annotations show good coding practice.</text:p>
        </text:list-item>
      </text:list>
      <text:h text:style-name="Heading_20_1" text:outline-level="1"><text:span text:style-name="Strong_20_Emphasis">JavaScript Mock Interview Q&amp;A</text:span></text:h>
      <text:h text:style-name="Heading_20_2" text:outline-level="2">🟢 Section 1: Basics (Q1–Q5)</text:h>
      <text:h text:style-name="Heading_20_3" text:outline-level="3">Q1: What is JavaScript?</text:h>
      <text:p text:style-name="Quotations">JavaScript is a <text:span text:style-name="Strong_20_Emphasis">lightweight, interpreted, single-threaded, prototype-based scripting language</text:span> used to make web pages interactive.<text:line-break/>It can also run on servers via Node.js.</text:p>
      <text:p text:style-name="Horizontal_20_Line"/>
      <text:h text:style-name="Heading_20_3" text:outline-level="3">Q2: Is JavaScript the same as Java?</text:h>
      <text:p text:style-name="Quotations">❌ No.</text:p>
      <text:list text:style-name="L8">
        <text:list-item>
          <text:p text:style-name="P12"><text:span text:style-name="Strong_20_Emphasis">Java:</text:span> Compiled, class-based, strongly typed.</text:p>
        </text:list-item>
        <text:list-item>
          <text:p text:style-name="P12"><text:span text:style-name="Strong_20_Emphasis">JavaScript:</text:span> Interpreted, dynamically typed, prototype-based.</text:p>
        </text:list-item>
      </text:list>
      <text:p text:style-name="Horizontal_20_Line"/>
      <text:h text:style-name="Heading_20_3" text:outline-level="3">Q3: How do you include JavaScript in a web page?</text:h>
      <text:p text:style-name="P1"><text:span text:style-name="Source_20_Text">&lt;!-- Internal --&gt;</text:span></text:p>
      <text:p text:style-name="P1"><text:soft-page-break/><text:span text:style-name="Source_20_Text">&lt;script&gt;</text:span></text:p>
      <text:p text:style-name="P1"><text:span text:style-name="Source_20_Text"><text:s text:c="2"/>console.log("Hello");</text:span></text:p>
      <text:p text:style-name="P1"><text:span text:style-name="Source_20_Text">&lt;/script&gt;</text:span></text:p>
      <text:p text:style-name="P1"/>
      <text:p text:style-name="P1"><text:span text:style-name="Source_20_Text">&lt;!-- External --&gt;</text:span></text:p>
      <text:p text:style-name="P2"><text:span text:style-name="Source_20_Text">&lt;script src="script.js"&gt;&lt;/script&gt;</text:span></text:p>
      <text:p text:style-name="Horizontal_20_Line"/>
      <text:h text:style-name="Heading_20_3" text:outline-level="3">Q4: What are the data types in JavaScript?</text:h>
      <text:list text:style-name="L9">
        <text:list-item>
          <text:p text:style-name="P13"><text:span text:style-name="Strong_20_Emphasis">Primitive:</text:span> string, number, boolean, null, undefined, symbol, bigint</text:p>
        </text:list-item>
        <text:list-item>
          <text:p text:style-name="P13"><text:span text:style-name="Strong_20_Emphasis">Reference:</text:span> objects, arrays, functions</text:p>
        </text:list-item>
      </text:list>
      <text:p text:style-name="P1"><text:span text:style-name="Source_20_Text">let str = "Hello";</text:span></text:p>
      <text:p text:style-name="P1"><text:span text:style-name="Source_20_Text">let num = 42;</text:span></text:p>
      <text:p text:style-name="P2"><text:span text:style-name="Source_20_Text">let obj = {a:1};</text:span></text:p>
      <text:p text:style-name="Horizontal_20_Line"/>
      <text:h text:style-name="Heading_20_3" text:outline-level="3">Q5: What is the difference between <text:span text:style-name="Source_20_Text">var</text:span>, <text:span text:style-name="Source_20_Text">let</text:span>, and <text:span text:style-name="Source_20_Text">const</text:span>?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Keyword</text:p>
            </table:table-cell>
            <table:table-cell table:style-name="Table3.A1" office:value-type="string">
              <text:p text:style-name="Table_20_Heading">Scope</text:p>
            </table:table-cell>
            <table:table-cell table:style-name="Table3.A1" office:value-type="string">
              <text:p text:style-name="Table_20_Heading">Re-declare</text:p>
            </table:table-cell>
            <table:table-cell table:style-name="Table3.A1" office:value-type="string">
              <text:p text:style-name="Table_20_Heading">Re-assign</text:p>
            </table:table-cell>
          </table:table-row>
        </table:table-header-rows>
        <table:table-row>
          <table:table-cell table:style-name="Table3.A1" office:value-type="string">
            <text:p text:style-name="Table_20_Contents">var</text:p>
          </table:table-cell>
          <table:table-cell table:style-name="Table3.A1" office:value-type="string">
            <text:p text:style-name="Table_20_Contents">function-scoped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let</text:p>
          </table:table-cell>
          <table:table-cell table:style-name="Table3.A1" office:value-type="string">
            <text:p text:style-name="Table_20_Contents">block-scoped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const</text:p>
          </table:table-cell>
          <table:table-cell table:style-name="Table3.A1" office:value-type="string">
            <text:p text:style-name="Table_20_Contents">block-scoped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❌</text:p>
          </table:table-cell>
        </table:table-row>
      </table:table>
      <text:p text:style-name="Horizontal_20_Line"/>
      <text:h text:style-name="Heading_20_2" text:outline-level="2">🔸 Section 2: Operators &amp; Control (Q6–Q9)</text:h>
      <text:h text:style-name="Heading_20_3" text:outline-level="3">Q6: What’s the difference between <text:span text:style-name="Source_20_Text">==</text:span> and <text:span text:style-name="Source_20_Text">===</text:span>?</text:h>
      <text:p text:style-name="P1"><text:span text:style-name="Source_20_Text">5 == "5" <text:s text:c="2"/>// true <text:s/>(compares value only)</text:span></text:p>
      <text:p text:style-name="P2"><text:span text:style-name="Source_20_Text">5 === "5" <text:s/>// false (compares value and type)</text:span></text:p>
      <text:p text:style-name="Horizontal_20_Line"/>
      <text:h text:style-name="Heading_20_3" text:outline-level="3">Q7: What are <text:span text:style-name="Source_20_Text">null</text:span> and <text:span text:style-name="Source_20_Text">undefined</text:span>?</text:h>
      <text:list text:style-name="L10">
        <text:list-item>
          <text:p text:style-name="P14"><text:span text:style-name="Strong_20_Emphasis">undefined:</text:span> variable declared but not assigned a value.</text:p>
        </text:list-item>
        <text:list-item>
          <text:p text:style-name="P14"><text:span text:style-name="Strong_20_Emphasis">null:</text:span> intentional empty value.</text:p>
        </text:list-item>
      </text:list>
      <text:p text:style-name="Horizontal_20_Line"/>
      <text:h text:style-name="Heading_20_3" text:outline-level="3">Q8: Write a simple for-loop to print numbers 1 to 5.</text:h>
      <text:p text:style-name="P1"><text:span text:style-name="Source_20_Text">for(let i=1; i&lt;=5; i++) {</text:span></text:p>
      <text:p text:style-name="P1"><text:span text:style-name="Source_20_Text"><text:s text:c="2"/>console.log(i);</text:span></text:p>
      <text:p text:style-name="P2"><text:span text:style-name="Source_20_Text">}</text:span></text:p>
      <text:p text:style-name="Horizontal_20_Line"/>
      <text:h text:style-name="Heading_20_3" text:outline-level="3">Q9: Write an <text:span text:style-name="Source_20_Text">if</text:span> statement to check if a number is positive.</text:h>
      <text:p text:style-name="P1"><text:span text:style-name="Source_20_Text">let n = 10;</text:span></text:p>
      <text:p text:style-name="P2"><text:soft-page-break/><text:span text:style-name="Source_20_Text">if(n &gt; 0) console.log("Positive");</text:span></text:p>
      <text:p text:style-name="Horizontal_20_Line"/>
      <text:h text:style-name="Heading_20_2" text:outline-level="2">🔥 Section 3: Functions (Q10–Q13)</text:h>
      <text:h text:style-name="Heading_20_3" text:outline-level="3">Q10: How do you declare a function in JavaScript?</text:h>
      <text:p text:style-name="P1"><text:span text:style-name="Source_20_Text">function add(a, b) {</text:span></text:p>
      <text:p text:style-name="P1"><text:span text:style-name="Source_20_Text"><text:s text:c="2"/>return a + b;</text:span></text:p>
      <text:p text:style-name="P2"><text:span text:style-name="Source_20_Text">}</text:span></text:p>
      <text:p text:style-name="Horizontal_20_Line"/>
      <text:h text:style-name="Heading_20_3" text:outline-level="3">Q11: What is an arrow function?</text:h>
      <text:p text:style-name="P2"><text:span text:style-name="Source_20_Text">const multiply = (a, b) =&gt; a * b;</text:span></text:p>
      <text:p text:style-name="Horizontal_20_Line"/>
      <text:h text:style-name="Heading_20_3" text:outline-level="3">Q12: What is a callback function?</text:h>
      <text:p text:style-name="Quotations">A function passed as an argument to another function to be executed later.</text:p>
      <text:p text:style-name="P1"><text:span text:style-name="Source_20_Text">function greet(name, callback) {</text:span></text:p>
      <text:p text:style-name="P1"><text:span text:style-name="Source_20_Text"><text:s text:c="2"/>console.log("Hello " + name);</text:span></text:p>
      <text:p text:style-name="P1"><text:span text:style-name="Source_20_Text"><text:s text:c="2"/>callback();</text:span></text:p>
      <text:p text:style-name="P1"><text:span text:style-name="Source_20_Text">}</text:span></text:p>
      <text:p text:style-name="P2"><text:span text:style-name="Source_20_Text">greet("Nisha", () =&gt; console.log("Welcome!"));</text:span></text:p>
      <text:p text:style-name="Horizontal_20_Line"/>
      <text:h text:style-name="Heading_20_3" text:outline-level="3">Q13: Explain default parameters.</text:h>
      <text:p text:style-name="P1"><text:span text:style-name="Source_20_Text">function greet(name = "Guest") {</text:span></text:p>
      <text:p text:style-name="P1"><text:span text:style-name="Source_20_Text"><text:s text:c="2"/>console.log("Hello " + name);</text:span></text:p>
      <text:p text:style-name="P1"><text:span text:style-name="Source_20_Text">}</text:span></text:p>
      <text:p text:style-name="P1"><text:span text:style-name="Source_20_Text">greet(); <text:s text:c="8"/>// Hello Guest</text:span></text:p>
      <text:p text:style-name="P2"><text:span text:style-name="Source_20_Text">greet("John"); <text:s text:c="2"/>// Hello John</text:span></text:p>
      <text:p text:style-name="Horizontal_20_Line"/>
      <text:h text:style-name="Heading_20_2" text:outline-level="2">📦 Section 4: Arrays &amp; Objects (Q14–Q17)</text:h>
      <text:h text:style-name="Heading_20_3" text:outline-level="3">Q14: How do you create and access an object?</text:h>
      <text:p text:style-name="P1"><text:span text:style-name="Source_20_Text">let emp = {name: "Alice", age: 25};</text:span></text:p>
      <text:p text:style-name="P1"><text:span text:style-name="Source_20_Text">console.log(emp.name);</text:span></text:p>
      <text:p text:style-name="P2"><text:span text:style-name="Source_20_Text">console.log(emp["age"]);</text:span></text:p>
      <text:p text:style-name="Horizontal_20_Line"/>
      <text:h text:style-name="Heading_20_3" text:outline-level="3">Q15: How do you add and remove elements in an array?</text:h>
      <text:p text:style-name="P1"><text:span text:style-name="Source_20_Text">let arr = [1,2,3];</text:span></text:p>
      <text:p text:style-name="P1"><text:span text:style-name="Source_20_Text">arr.push(4); <text:s text:c="2"/>// [1,2,3,4]</text:span></text:p>
      <text:p text:style-name="P2"><text:span text:style-name="Source_20_Text">arr.pop(); <text:s text:c="4"/>// [1,2,3]</text:span></text:p>
      <text:p text:style-name="Horizontal_20_Line"><text:soft-page-break/></text:p>
      <text:h text:style-name="Heading_20_3" text:outline-level="3">Q16: How to iterate over an array?</text:h>
      <text:p text:style-name="P1"><text:span text:style-name="Source_20_Text">let nums = [1,2,3];</text:span></text:p>
      <text:p text:style-name="P2"><text:span text:style-name="Source_20_Text">nums.forEach(n =&gt; console.log(n));</text:span></text:p>
      <text:p text:style-name="Horizontal_20_Line"/>
      <text:h text:style-name="Heading_20_3" text:outline-level="3">Q17: How to transform an array using <text:span text:style-name="Source_20_Text">map()</text:span>?</text:h>
      <text:p text:style-name="P1"><text:span text:style-name="Source_20_Text">let nums = [1,2,3];</text:span></text:p>
      <text:p text:style-name="P2"><text:span text:style-name="Source_20_Text">let squares = nums.map(x =&gt; x*x); // [1,4,9]</text:span></text:p>
      <text:p text:style-name="Horizontal_20_Line"/>
      <text:h text:style-name="Heading_20_2" text:outline-level="2">🌍 Section 5: DOM &amp; Events (Q18–Q20)</text:h>
      <text:h text:style-name="Heading_20_3" text:outline-level="3">Q18: How to select an element in DOM?</text:h>
      <text:p text:style-name="P2"><text:span text:style-name="Source_20_Text">let heading = document.getElementById("title");</text:span></text:p>
      <text:p text:style-name="Horizontal_20_Line"/>
      <text:h text:style-name="Heading_20_3" text:outline-level="3">Q19: How to change the text of an element?</text:h>
      <text:p text:style-name="P2"><text:span text:style-name="Source_20_Text">document.getElementById("title").innerText = "New Title";</text:span></text:p>
      <text:p text:style-name="Horizontal_20_Line"/>
      <text:h text:style-name="Heading_20_3" text:outline-level="3">Q20: How to add a click event listener?</text:h>
      <text:p text:style-name="P1"><text:span text:style-name="Source_20_Text">document.getElementById("btn").addEventListener("click", () =&gt; {</text:span></text:p>
      <text:p text:style-name="P1"><text:span text:style-name="Source_20_Text"><text:s text:c="2"/>alert("Button clicked!");</text:span></text:p>
      <text:p text:style-name="P2"><text:span text:style-name="Source_20_Text">});</text:span></text:p>
      <text:p text:style-name="Horizontal_20_Line"/>
      <text:h text:style-name="Heading_20_2" text:outline-level="2">⚡ Section 6: ES6+ Features &amp; Concepts (Q21–Q23)</text:h>
      <text:h text:style-name="Heading_20_3" text:outline-level="3">Q21: What is destructuring?</text:h>
      <text:p text:style-name="P1"><text:span text:style-name="Source_20_Text">const person = {name: "Alice", age: 25};</text:span></text:p>
      <text:p text:style-name="P1"><text:span text:style-name="Source_20_Text">const {name, age} = person;</text:span></text:p>
      <text:p text:style-name="P2"><text:span text:style-name="Source_20_Text">console.log(name, age);</text:span></text:p>
      <text:p text:style-name="Horizontal_20_Line"/>
      <text:h text:style-name="Heading_20_3" text:outline-level="3">Q22: What is a Promise?</text:h>
      <text:p text:style-name="Quotations">An object that represents the eventual result of an asynchronous operation.</text:p>
      <text:p text:style-name="P1"><text:span text:style-name="Source_20_Text">let promise = new Promise((resolve, reject) =&gt; {</text:span></text:p>
      <text:p text:style-name="P1"><text:span text:style-name="Source_20_Text"><text:s text:c="2"/>setTimeout(() =&gt; resolve("Done!"), 1000);</text:span></text:p>
      <text:p text:style-name="P1"><text:span text:style-name="Source_20_Text">});</text:span></text:p>
      <text:p text:style-name="P2"><text:span text:style-name="Source_20_Text">promise.then(res =&gt; console.log(res));</text:span></text:p>
      <text:p text:style-name="Horizontal_20_Line"><text:soft-page-break/></text:p>
      <text:h text:style-name="Heading_20_3" text:outline-level="3">Q23: What are template literals?</text:h>
      <text:p text:style-name="P1"><text:span text:style-name="Source_20_Text">let name = "Nisha";</text:span></text:p>
      <text:p text:style-name="P2"><text:span text:style-name="Source_20_Text">console.log(`Hello, ${name}!`);</text:span></text:p>
      <text:p text:style-name="Horizontal_20_Line"/>
      <text:h text:style-name="Heading_20_2" text:outline-level="2">✍️ Section 7: Comments / Annotations &amp; Advanced (Q24–Q25)</text:h>
      <text:h text:style-name="Heading_20_3" text:outline-level="3">Q24: How do you add comments or annotations in JS?</text:h>
      <text:p text:style-name="P1"><text:span text:style-name="Source_20_Text">// Single-line comment</text:span></text:p>
      <text:p text:style-name="P1"/>
      <text:p text:style-name="P1"><text:span text:style-name="Source_20_Text">/*</text:span></text:p>
      <text:p text:style-name="P1"><text:span text:style-name="Source_20_Text"><text:s/>Multi-line</text:span></text:p>
      <text:p text:style-name="P1"><text:span text:style-name="Source_20_Text"><text:s/>comment</text:span></text:p>
      <text:p text:style-name="P1"><text:span text:style-name="Source_20_Text">*/</text:span></text:p>
      <text:p text:style-name="P1"/>
      <text:p text:style-name="P1"><text:span text:style-name="Source_20_Text">/**</text:span></text:p>
      <text:p text:style-name="P1"><text:span text:style-name="Source_20_Text"><text:s/>* Adds two numbers</text:span></text:p>
      <text:p text:style-name="P1"><text:span text:style-name="Source_20_Text"><text:s/>* @param {number} a</text:span></text:p>
      <text:p text:style-name="P1"><text:span text:style-name="Source_20_Text"><text:s/>* @param {number} b</text:span></text:p>
      <text:p text:style-name="P1"><text:span text:style-name="Source_20_Text"><text:s/>*/</text:span></text:p>
      <text:p text:style-name="P2"><text:span text:style-name="Source_20_Text">function add(a,b){ return a+b; }</text:span></text:p>
      <text:p text:style-name="Horizontal_20_Line"/>
      <text:h text:style-name="Heading_20_3" text:outline-level="3">Q25: What is hoisting?</text:h>
      <text:p text:style-name="Quotations">JavaScript moves <text:span text:style-name="Strong_20_Emphasis">declarations</text:span> (not initializations) to the top during compilation.</text:p>
      <text:p text:style-name="P1"><text:span text:style-name="Source_20_Text">console.log(x); // undefined</text:span></text:p>
      <text:p text:style-name="P2"><text:span text:style-name="Source_20_Text">var x = 10;</text:span></text:p>
      <text:h text:style-name="Heading_20_1" text:outline-level="1"><text:span text:style-name="Strong_20_Emphasis">MULTITHREADING IN JAVA</text:span></text:h>
      <text:h text:style-name="Heading_20_2" text:outline-level="2">🌟 <text:span text:style-name="Strong_20_Emphasis">Core Concepts</text:span></text:h>
      <text:h text:style-name="Heading_20_3" text:outline-level="3">Q1: What is a thread in Java?</text:h>
      <text:p text:style-name="Quotations">A <text:span text:style-name="Strong_20_Emphasis">thread</text:span> is a lightweight subprocess — the smallest unit of execution within a program.<text:line-break/>A Java process can have multiple threads running concurrently.</text:p>
      <text:p text:style-name="Horizontal_20_Line"/>
      <text:h text:style-name="Heading_20_3" text:outline-level="3">Q2: Difference between <text:span text:style-name="Strong_20_Emphasis">process</text:span> and <text:span text:style-name="Strong_20_Emphasis">thread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Process</text:p>
            </table:table-cell>
            <table:table-cell table:style-name="Table4.A1" office:value-type="string">
              <text:p text:style-name="Table_20_Heading">Thread</text:p>
            </table:table-cell>
          </table:table-row>
        </table:table-header-rows>
        <table:table-row>
          <table:table-cell table:style-name="Table4.A1" office:value-type="string">
            <text:p text:style-name="Table_20_Contents">Independent execution</text:p>
          </table:table-cell>
          <table:table-cell table:style-name="Table4.A1" office:value-type="string">
            <text:p text:style-name="Table_20_Contents">Part of a process</text:p>
          </table:table-cell>
        </table:table-row>
        <table:table-row>
          <table:table-cell table:style-name="Table4.A1" office:value-type="string">
            <text:p text:style-name="Table_20_Contents">Has its own memory space</text:p>
          </table:table-cell>
          <table:table-cell table:style-name="Table4.A1" office:value-type="string">
            <text:p text:style-name="Table_20_Contents">Shares memory of the process</text:p>
          </table:table-cell>
        </table:table-row>
        <text:soft-page-break/>
        <table:table-row>
          <table:table-cell table:style-name="Table4.A1" office:value-type="string">
            <text:p text:style-name="Table_20_Contents">Heavyweight</text:p>
          </table:table-cell>
          <table:table-cell table:style-name="Table4.A1" office:value-type="string">
            <text:p text:style-name="Table_20_Contents">Lightweight</text:p>
          </table:table-cell>
        </table:table-row>
        <table:table-row>
          <table:table-cell table:style-name="Table4.A1" office:value-type="string">
            <text:p text:style-name="Table_20_Contents">Created by OS</text:p>
          </table:table-cell>
          <table:table-cell table:style-name="Table4.A1" office:value-type="string">
            <text:p text:style-name="Table_20_Contents">Created by the process</text:p>
          </table:table-cell>
        </table:table-row>
      </table:table>
      <text:p text:style-name="Horizontal_20_Line"/>
      <text:h text:style-name="Heading_20_3" text:outline-level="3">Q3: How do you create a thread in Java?</text:h>
      <text:p text:style-name="Text_20_body">✅ Two ways:</text:p>
      <text:list text:style-name="L11">
        <text:list-item>
          <text:p text:style-name="P15"><text:span text:style-name="Strong_20_Emphasis">Extending </text:span><text:span text:style-name="Strong_20_Emphasis"><text:span text:style-name="Source_20_Text">Thread</text:span></text:span><text:span text:style-name="Strong_20_Emphasis"> class</text:span></text:p>
        </text:list-item>
      </text:list>
      <text:p text:style-name="P1"><text:span text:style-name="Source_20_Text">class MyThread extends Thread {</text:span></text:p>
      <text:p text:style-name="P1"><text:span text:style-name="Source_20_Text"><text:s text:c="4"/>public void run() {</text:span></text:p>
      <text:p text:style-name="P1"><text:span text:style-name="Source_20_Text"><text:s text:c="8"/>System.out.println("Thread running: " + Thread.currentThread().getName()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public class Test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MyThread t = new MyThread();</text:span></text:p>
      <text:p text:style-name="P1"><text:span text:style-name="Source_20_Text"><text:s text:c="8"/>t.start(); // Starts a new thread</text:span></text:p>
      <text:p text:style-name="P1"><text:span text:style-name="Source_20_Text"><text:s text:c="4"/>}</text:span></text:p>
      <text:p text:style-name="P2"><text:span text:style-name="Source_20_Text">}</text:span></text:p>
      <text:list text:style-name="L12">
        <text:list-item>
          <text:p text:style-name="P16"><text:span text:style-name="Strong_20_Emphasis">Implementing </text:span><text:span text:style-name="Strong_20_Emphasis"><text:span text:style-name="Source_20_Text">Runnable</text:span></text:span><text:span text:style-name="Strong_20_Emphasis"> interface</text:span></text:p>
        </text:list-item>
      </text:list>
      <text:p text:style-name="P1"><text:span text:style-name="Source_20_Text">class MyTask implements Runnable {</text:span></text:p>
      <text:p text:style-name="P1"><text:span text:style-name="Source_20_Text"><text:s text:c="4"/>public void run() {</text:span></text:p>
      <text:p text:style-name="P1"><text:span text:style-name="Source_20_Text"><text:s text:c="8"/>System.out.println("Task executed by " + Thread.currentThread().getName()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public class Test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Thread t = new Thread(new MyTask());</text:span></text:p>
      <text:p text:style-name="P1"><text:span text:style-name="Source_20_Text"><text:s text:c="8"/>t.start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👉 <text:span text:style-name="Strong_20_Emphasis">Best practice:</text:span> Use <text:span text:style-name="Source_20_Text">Runnable</text:span> because Java supports multiple interfaces but only single inheritance.</text:p>
      <text:p text:style-name="Horizontal_20_Line"/>
      <text:h text:style-name="Heading_20_3" text:outline-level="3">Q4: What is the difference between <text:span text:style-name="Source_20_Text">start()</text:span> and <text:span text:style-name="Source_20_Text">run()</text:span>?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<text:span text:style-name="Source_20_Text">start()</text:span></text:p>
            </table:table-cell>
            <table:table-cell table:style-name="Table5.A1" office:value-type="string">
              <text:p text:style-name="Table_20_Heading"><text:span text:style-name="Source_20_Text">run()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Creates a new thread and executes <text:span text:style-name="Source_20_Text">run()</text:span> in it</text:p>
          </table:table-cell>
          <table:table-cell table:style-name="Table5.A1" office:value-type="string">
            <text:p text:style-name="Table_20_Contents">Executes code in the current thread (no new thread)</text:p>
          </table:table-cell>
        </table:table-row>
      </table:table>
      <text:p text:style-name="Horizontal_20_Line"/>
      <text:h text:style-name="Heading_20_3" text:outline-level="3">Q5: What are the different thread states?</text:h>
      <text:list text:style-name="L13">
        <text:list-item>
          <text:p text:style-name="P17"><text:span text:style-name="Strong_20_Emphasis">NEW</text:span> → Thread object created but not started.</text:p>
        </text:list-item>
        <text:list-item>
          <text:p text:style-name="P17"><text:span text:style-name="Strong_20_Emphasis">RUNNABLE</text:span> → Ready to run, waiting for CPU time.</text:p>
        </text:list-item>
        <text:list-item>
          <text:p text:style-name="P17"><text:soft-page-break/><text:span text:style-name="Strong_20_Emphasis">RUNNING</text:span> → Actively executing.</text:p>
        </text:list-item>
        <text:list-item>
          <text:p text:style-name="P17"><text:span text:style-name="Strong_20_Emphasis">WAITING / TIMED_WAITING / BLOCKED</text:span> → Temporarily inactive.</text:p>
        </text:list-item>
        <text:list-item>
          <text:p text:style-name="P17"><text:span text:style-name="Strong_20_Emphasis">TERMINATED / DEAD</text:span> → Finished execution.</text:p>
        </text:list-item>
      </text:list>
      <text:p text:style-name="Horizontal_20_Line"/>
      <text:h text:style-name="Heading_20_3" text:outline-level="3">Q6: What is thread priority?</text:h>
      <text:p text:style-name="Quotations">A hint to the scheduler about which thread should run first (range 1–10).<text:line-break/>Default = <text:span text:style-name="Source_20_Text">Thread.NORM_PRIORITY</text:span> (5).</text:p>
      <text:p text:style-name="P2"><text:span text:style-name="Source_20_Text">t1.setPriority(Thread.MAX_PRIORITY);</text:span></text:p>
      <text:p text:style-name="Horizontal_20_Line"/>
      <text:h text:style-name="Heading_20_3" text:outline-level="3">Q7: What is <text:span text:style-name="Strong_20_Emphasis">synchronization</text:span> in Java?</text:h>
      <text:p text:style-name="Quotations">Synchronization ensures that <text:span text:style-name="Strong_20_Emphasis">only one thread accesses a shared resource at a time</text:span>, preventing data inconsistency.</text:p>
      <text:p text:style-name="Horizontal_20_Line"/>
      <text:h text:style-name="Heading_20_3" text:outline-level="3">Q8: How do you synchronize a method?</text:h>
      <text:p text:style-name="P1"><text:span text:style-name="Source_20_Text">class Counter {</text:span></text:p>
      <text:p text:style-name="P1"><text:span text:style-name="Source_20_Text"><text:s text:c="4"/>private int count = 0;</text:span></text:p>
      <text:p text:style-name="P1"/>
      <text:p text:style-name="P1"><text:span text:style-name="Source_20_Text"><text:s text:c="4"/>public synchronized void increment() {</text:span></text:p>
      <text:p text:style-name="P1"><text:span text:style-name="Source_20_Text"><text:s text:c="8"/>count++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Q9: How do you use a synchronized block?</text:h>
      <text:p text:style-name="P1"><text:span text:style-name="Source_20_Text">synchronized(this) {</text:span></text:p>
      <text:p text:style-name="P1"><text:span text:style-name="Source_20_Text"><text:s text:c="3"/>// critical section</text:span></text:p>
      <text:p text:style-name="P2"><text:span text:style-name="Source_20_Text">}</text:span></text:p>
      <text:p text:style-name="Horizontal_20_Line"/>
      <text:h text:style-name="Heading_20_3" text:outline-level="3">Q10: Difference between <text:span text:style-name="Source_20_Text">synchronized method</text:span> and <text:span text:style-name="Source_20_Text">synchronized block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ynchronized Method</text:p>
            </table:table-cell>
            <table:table-cell table:style-name="Table6.A1" office:value-type="string">
              <text:p text:style-name="Table_20_Heading">Synchronized Block</text:p>
            </table:table-cell>
          </table:table-row>
        </table:table-header-rows>
        <table:table-row>
          <table:table-cell table:style-name="Table6.A1" office:value-type="string">
            <text:p text:style-name="Table_20_Contents">Locks the whole method</text:p>
          </table:table-cell>
          <table:table-cell table:style-name="Table6.A1" office:value-type="string">
            <text:p text:style-name="Table_20_Contents">Locks only the critical section</text:p>
          </table:table-cell>
        </table:table-row>
        <table:table-row>
          <table:table-cell table:style-name="Table6.A1" office:value-type="string">
            <text:p text:style-name="Table_20_Contents">Less efficient</text:p>
          </table:table-cell>
          <table:table-cell table:style-name="Table6.A1" office:value-type="string">
            <text:p text:style-name="Table_20_Contents">More efficient</text:p>
          </table:table-cell>
        </table:table-row>
      </table:table>
      <text:p text:style-name="Horizontal_20_Line"/>
      <text:h text:style-name="Heading_20_3" text:outline-level="3"><text:soft-page-break/>Q11: What is <text:span text:style-name="Source_20_Text">volatile</text:span> keyword?</text:h>
      <text:p text:style-name="Quotations">Ensures that the value of a variable is <text:span text:style-name="Strong_20_Emphasis">always read from main memory</text:span>, not from a thread’s cache.<text:line-break/>Used for variables accessed by multiple threads.</text:p>
      <text:p text:style-name="Horizontal_20_Line"/>
      <text:h text:style-name="Heading_20_3" text:outline-level="3">Q12: What is <text:span text:style-name="Strong_20_Emphasis">deadlock</text:span>?</text:h>
      <text:p text:style-name="Quotations">Deadlock occurs when two or more threads are waiting for each other’s resources and none can proceed.</text:p>
      <text:p text:style-name="Horizontal_20_Line"/>
      <text:h text:style-name="Heading_20_3" text:outline-level="3">Q13: Example of deadlock</text:h>
      <text:p text:style-name="P1"><text:span text:style-name="Source_20_Text">class Test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final String r1 = "Resource1";</text:span></text:p>
      <text:p text:style-name="P1"><text:span text:style-name="Source_20_Text"><text:s text:c="8"/>final String r2 = "Resource2";</text:span></text:p>
      <text:p text:style-name="P1"/>
      <text:p text:style-name="P1"><text:span text:style-name="Source_20_Text"><text:s text:c="8"/>Thread t1 = new Thread(() -&gt; {</text:span></text:p>
      <text:p text:style-name="P1"><text:span text:style-name="Source_20_Text"><text:s text:c="12"/>synchronized(r1) {</text:span></text:p>
      <text:p text:style-name="P1"><text:span text:style-name="Source_20_Text"><text:s text:c="16"/>System.out.println("Thread 1 locked r1");</text:span></text:p>
      <text:p text:style-name="P1"><text:span text:style-name="Source_20_Text"><text:s text:c="16"/>try { Thread.sleep(100);} catch(Exception e){}</text:span></text:p>
      <text:p text:style-name="P1"><text:span text:style-name="Source_20_Text"><text:s text:c="16"/>synchronized(r2) {</text:span></text:p>
      <text:p text:style-name="P1"><text:span text:style-name="Source_20_Text"><text:s text:c="20"/>System.out.println("Thread 1 locked r2");</text:span></text:p>
      <text:p text:style-name="P1"><text:span text:style-name="Source_20_Text"><text:s text:c="16"/>}</text:span></text:p>
      <text:p text:style-name="P1"><text:span text:style-name="Source_20_Text"><text:s text:c="12"/>}</text:span></text:p>
      <text:p text:style-name="P1"><text:span text:style-name="Source_20_Text"><text:s text:c="8"/>});</text:span></text:p>
      <text:p text:style-name="P1"/>
      <text:p text:style-name="P1"><text:span text:style-name="Source_20_Text"><text:s text:c="8"/>Thread t2 = new Thread(() -&gt; {</text:span></text:p>
      <text:p text:style-name="P1"><text:span text:style-name="Source_20_Text"><text:s text:c="12"/>synchronized(r2) {</text:span></text:p>
      <text:p text:style-name="P1"><text:span text:style-name="Source_20_Text"><text:s text:c="16"/>System.out.println("Thread 2 locked r2");</text:span></text:p>
      <text:p text:style-name="P1"><text:span text:style-name="Source_20_Text"><text:s text:c="16"/>try { Thread.sleep(100);} catch(Exception e){}</text:span></text:p>
      <text:p text:style-name="P1"><text:span text:style-name="Source_20_Text"><text:s text:c="16"/>synchronized(r1) {</text:span></text:p>
      <text:p text:style-name="P1"><text:span text:style-name="Source_20_Text"><text:s text:c="20"/>System.out.println("Thread 2 locked r1");</text:span></text:p>
      <text:p text:style-name="P1"><text:span text:style-name="Source_20_Text"><text:s text:c="16"/>}</text:span></text:p>
      <text:p text:style-name="P1"><text:span text:style-name="Source_20_Text"><text:s text:c="12"/>}</text:span></text:p>
      <text:p text:style-name="P1"><text:span text:style-name="Source_20_Text"><text:s text:c="8"/>});</text:span></text:p>
      <text:p text:style-name="P1"/>
      <text:p text:style-name="P1"><text:span text:style-name="Source_20_Text"><text:s text:c="8"/>t1.start();</text:span></text:p>
      <text:p text:style-name="P1"><text:span text:style-name="Source_20_Text"><text:s text:c="8"/>t2.start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Q14: How to prevent deadlock?</text:h>
      <text:list text:style-name="L14">
        <text:list-item>
          <text:p text:style-name="P18">Avoid nested locks</text:p>
        </text:list-item>
        <text:list-item>
          <text:p text:style-name="P18">Use <text:span text:style-name="Source_20_Text">tryLock()</text:span> from <text:span text:style-name="Source_20_Text">java.util.concurrent.locks</text:span></text:p>
        </text:list-item>
        <text:list-item>
          <text:p text:style-name="P18">Use proper lock ordering</text:p>
        </text:list-item>
      </text:list>
      <text:p text:style-name="Horizontal_20_Line"/>
      <text:h text:style-name="Heading_20_3" text:outline-level="3"><text:soft-page-break/>Q15: What is the difference between <text:span text:style-name="Source_20_Text">sleep()</text:span>, <text:span text:style-name="Source_20_Text">wait()</text:span>, and <text:span text:style-name="Source_20_Text">join()</text:span>?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Method</text:p>
            </table:table-cell>
            <table:table-cell table:style-name="Table7.A1" office:value-type="string">
              <text:p text:style-name="Table_20_Heading">Belongs To</text:p>
            </table:table-cell>
            <table:table-cell table:style-name="Table7.A1" office:value-type="string">
              <text:p text:style-name="Table_20_Heading">Releases Lock</text:p>
            </table:table-cell>
            <table:table-cell table:style-name="Table7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sleep()</text:span></text:p>
          </table:table-cell>
          <table:table-cell table:style-name="Table7.A1" office:value-type="string">
            <text:p text:style-name="Table_20_Contents">Thread class</text:p>
          </table:table-cell>
          <table:table-cell table:style-name="Table7.A1" office:value-type="string">
            <text:p text:style-name="Table_20_Contents">❌</text:p>
          </table:table-cell>
          <table:table-cell table:style-name="Table7.A1" office:value-type="string">
            <text:p text:style-name="Table_20_Contents">Pause thread for given time</text:p>
          </table:table-cell>
        </table:table-row>
        <table:table-row>
          <table:table-cell table:style-name="Table7.A1" office:value-type="string">
            <text:p text:style-name="Table_20_Contents"><text:span text:style-name="Source_20_Text">wait()</text:span></text:p>
          </table:table-cell>
          <table:table-cell table:style-name="Table7.A1" office:value-type="string">
            <text:p text:style-name="Table_20_Contents">Object class</text:p>
          </table:table-cell>
          <table:table-cell table:style-name="Table7.A1" office:value-type="string">
            <text:p text:style-name="Table_20_Contents">✅</text:p>
          </table:table-cell>
          <table:table-cell table:style-name="Table7.A1" office:value-type="string">
            <text:p text:style-name="Table_20_Contents">Thread waits until notified</text:p>
          </table:table-cell>
        </table:table-row>
        <table:table-row>
          <table:table-cell table:style-name="Table7.A1" office:value-type="string">
            <text:p text:style-name="Table_20_Contents"><text:span text:style-name="Source_20_Text">join()</text:span></text:p>
          </table:table-cell>
          <table:table-cell table:style-name="Table7.A1" office:value-type="string">
            <text:p text:style-name="Table_20_Contents">Thread class</text:p>
          </table:table-cell>
          <table:table-cell table:style-name="Table7.A1" office:value-type="string">
            <text:p text:style-name="Table_20_Contents">❌</text:p>
          </table:table-cell>
          <table:table-cell table:style-name="Table7.A1" office:value-type="string">
            <text:p text:style-name="Table_20_Contents">Waits for another thread to finish</text:p>
          </table:table-cell>
        </table:table-row>
      </table:table>
      <text:p text:style-name="Horizontal_20_Line"/>
      <text:p text:style-name="Horizontal_20_Line"/>
      <text:h text:style-name="Heading_20_1" text:outline-level="1">🔴 <text:span text:style-name="Strong_20_Emphasis">EXCEPTION HANDLING IN JAVA</text:span></text:h>
      <text:h text:style-name="Heading_20_2" text:outline-level="2">🌟 <text:span text:style-name="Strong_20_Emphasis">Core Concepts</text:span></text:h>
      <text:h text:style-name="Heading_20_3" text:outline-level="3">Q1: What is an exception in Java?</text:h>
      <text:p text:style-name="Quotations">An <text:span text:style-name="Strong_20_Emphasis">exception</text:span> is an event that disrupts the normal flow of the program.</text:p>
      <text:p text:style-name="Horizontal_20_Line"/>
      <text:h text:style-name="Heading_20_3" text:outline-level="3">Q2: Types of exceptions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Description</text:p>
            </table:table-cell>
            <table:table-cell table:style-name="Table8.A1" office:value-type="string">
              <text:p text:style-name="Table_20_Heading">Examples</text:p>
            </table:table-cell>
          </table:table-row>
        </table:table-header-rows>
        <table:table-row>
          <table:table-cell table:style-name="Table8.A1" office:value-type="string">
            <text:p text:style-name="Table_20_Contents">Checked Exception</text:p>
          </table:table-cell>
          <table:table-cell table:style-name="Table8.A1" office:value-type="string">
            <text:p text:style-name="Table_20_Contents">Checked at compile time</text:p>
          </table:table-cell>
          <table:table-cell table:style-name="Table8.A1" office:value-type="string">
            <text:p text:style-name="Table_20_Contents">IOException, SQLException</text:p>
          </table:table-cell>
        </table:table-row>
        <table:table-row>
          <table:table-cell table:style-name="Table8.A1" office:value-type="string">
            <text:p text:style-name="Table_20_Contents">Unchecked Exception</text:p>
          </table:table-cell>
          <table:table-cell table:style-name="Table8.A1" office:value-type="string">
            <text:p text:style-name="Table_20_Contents">Occurs at runtime</text:p>
          </table:table-cell>
          <table:table-cell table:style-name="Table8.A1" office:value-type="string">
            <text:p text:style-name="Table_20_Contents">NullPointerException, ArithmeticException</text:p>
          </table:table-cell>
        </table:table-row>
        <table:table-row>
          <table:table-cell table:style-name="Table8.A1" office:value-type="string">
            <text:p text:style-name="Table_20_Contents">Error</text:p>
          </table:table-cell>
          <table:table-cell table:style-name="Table8.A1" office:value-type="string">
            <text:p text:style-name="Table_20_Contents">Serious problems (not recoverable)</text:p>
          </table:table-cell>
          <table:table-cell table:style-name="Table8.A1" office:value-type="string">
            <text:p text:style-name="Table_20_Contents">OutOfMemoryError</text:p>
          </table:table-cell>
        </table:table-row>
      </table:table>
      <text:p text:style-name="Horizontal_20_Line"/>
      <text:h text:style-name="Heading_20_3" text:outline-level="3">Q3: How do you handle exceptions?</text:h>
      <text:p text:style-name="Text_20_body">Using <text:span text:style-name="Source_20_Text">try-catch</text:span>:</text:p>
      <text:p text:style-name="P1"><text:span text:style-name="Source_20_Text">try {</text:span></text:p>
      <text:p text:style-name="P1"><text:span text:style-name="Source_20_Text"><text:s text:c="4"/>int a = 5/0;</text:span></text:p>
      <text:p text:style-name="P1"><text:span text:style-name="Source_20_Text">} catch(ArithmeticException e) {</text:span></text:p>
      <text:p text:style-name="P1"><text:span text:style-name="Source_20_Text"><text:s text:c="4"/>System.out.println("Cannot divide by zero");</text:span></text:p>
      <text:p text:style-name="P2"><text:span text:style-name="Source_20_Text">}</text:span></text:p>
      <text:p text:style-name="Horizontal_20_Line"/>
      <text:h text:style-name="Heading_20_3" text:outline-level="3">Q4: What is the <text:span text:style-name="Source_20_Text">finally</text:span> block?</text:h>
      <text:p text:style-name="Quotations">A block that executes <text:span text:style-name="Strong_20_Emphasis">regardless of whether an exception occurs or not</text:span>.<text:line-break/>Usually used to release resources like database connections or file handles.</text:p>
      <text:p text:style-name="P1"><text:span text:style-name="Source_20_Text">try {</text:span></text:p>
      <text:p text:style-name="P1"><text:span text:style-name="Source_20_Text"><text:s text:c="3"/>int a = 5/0;</text:span></text:p>
      <text:p text:style-name="P1"><text:span text:style-name="Source_20_Text">} catch(Exception e) {</text:span></text:p>
      <text:p text:style-name="P1"><text:span text:style-name="Source_20_Text"><text:s text:c="3"/>System.out.println("Exception: " + e);</text:span></text:p>
      <text:p text:style-name="P1"><text:span text:style-name="Source_20_Text">} finally {</text:span></text:p>
      <text:p text:style-name="P1"><text:span text:style-name="Source_20_Text"><text:s text:c="3"/>System.out.println("Always executes");</text:span></text:p>
      <text:p text:style-name="P2"><text:soft-page-break/><text:span text:style-name="Source_20_Text">}</text:span></text:p>
      <text:p text:style-name="Horizontal_20_Line"/>
      <text:h text:style-name="Heading_20_3" text:outline-level="3">Q5: What is the difference between <text:span text:style-name="Source_20_Text">throw</text:span> and <text:span text:style-name="Source_20_Text">throws</text:span>?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<text:span text:style-name="Source_20_Text">throw</text:span></text:p>
            </table:table-cell>
            <table:table-cell table:style-name="Table9.A1" office:value-type="string">
              <text:p text:style-name="Table_20_Heading"><text:span text:style-name="Source_20_Text">throws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Used to explicitly <text:span text:style-name="Strong_20_Emphasis">throw</text:span> an exception</text:p>
          </table:table-cell>
          <table:table-cell table:style-name="Table9.A1" office:value-type="string">
            <text:p text:style-name="Table_20_Contents">Declares exceptions a method can <text:span text:style-name="Strong_20_Emphasis">throw</text:span></text:p>
          </table:table-cell>
        </table:table-row>
        <table:table-row>
          <table:table-cell table:style-name="Table9.A1" office:value-type="string">
            <text:p text:style-name="Table_20_Contents">Used inside a method</text:p>
          </table:table-cell>
          <table:table-cell table:style-name="Table9.A1" office:value-type="string">
            <text:p text:style-name="Table_20_Contents">Declared in method signature</text:p>
          </table:table-cell>
        </table:table-row>
      </table:table>
      <text:p text:style-name="P1"><text:span text:style-name="Source_20_Text">void checkAge(int age) {</text:span></text:p>
      <text:p text:style-name="P1"><text:span text:style-name="Source_20_Text"><text:s text:c="4"/>if(age &lt; 18) throw new ArithmeticException("Not eligible");</text:span></text:p>
      <text:p text:style-name="P1"><text:span text:style-name="Source_20_Text">}</text:span></text:p>
      <text:p text:style-name="P1"/>
      <text:p text:style-name="P1"><text:span text:style-name="Source_20_Text">void myMethod() throws IOException {</text:span></text:p>
      <text:p text:style-name="P1"><text:span text:style-name="Source_20_Text"><text:s text:c="4"/>// code that may throw IOException</text:span></text:p>
      <text:p text:style-name="P2"><text:span text:style-name="Source_20_Text">}</text:span></text:p>
      <text:p text:style-name="Horizontal_20_Line"/>
      <text:h text:style-name="Heading_20_3" text:outline-level="3">Q6: What is the difference between checked and unchecked exceptions?</text:h>
      <text:list text:style-name="L15">
        <text:list-item>
          <text:p text:style-name="P19"><text:span text:style-name="Strong_20_Emphasis">Checked:</text:span> Must be handled at compile time (try/catch or declare with <text:span text:style-name="Source_20_Text">throws</text:span>).</text:p>
        </text:list-item>
        <text:list-item>
          <text:p text:style-name="P19"><text:span text:style-name="Strong_20_Emphasis">Unchecked:</text:span> Detected at runtime (no compile-time checking).</text:p>
        </text:list-item>
      </text:list>
      <text:p text:style-name="Horizontal_20_Line"/>
      <text:h text:style-name="Heading_20_3" text:outline-level="3">Q7: Can we have multiple catch blocks?</text:h>
      <text:p text:style-name="Quotations">Yes, to handle different types of exceptions.</text:p>
      <text:p text:style-name="P1"><text:span text:style-name="Source_20_Text">try {</text:span></text:p>
      <text:p text:style-name="P1"><text:span text:style-name="Source_20_Text"><text:s text:c="4"/>int arr[] = new int[5];</text:span></text:p>
      <text:p text:style-name="P1"><text:span text:style-name="Source_20_Text"><text:s text:c="4"/>arr[6] = 10;</text:span></text:p>
      <text:p text:style-name="P1"><text:span text:style-name="Source_20_Text">} catch(ArrayIndexOutOfBoundsException e) {</text:span></text:p>
      <text:p text:style-name="P1"><text:span text:style-name="Source_20_Text"><text:s text:c="4"/>System.out.println("Index error");</text:span></text:p>
      <text:p text:style-name="P1"><text:span text:style-name="Source_20_Text">} catch(Exception e) {</text:span></text:p>
      <text:p text:style-name="P1"><text:span text:style-name="Source_20_Text"><text:s text:c="4"/>System.out.println("Other error");</text:span></text:p>
      <text:p text:style-name="P2"><text:span text:style-name="Source_20_Text">}</text:span></text:p>
      <text:p text:style-name="Horizontal_20_Line"/>
      <text:h text:style-name="Heading_20_3" text:outline-level="3">Q8: What is a custom exception?</text:h>
      <text:p text:style-name="Quotations">A user-defined exception that extends <text:span text:style-name="Source_20_Text">Exception</text:span> or <text:span text:style-name="Source_20_Text">RuntimeException</text:span>.</text:p>
      <text:p text:style-name="P1"><text:span text:style-name="Source_20_Text">class AgeException extends Exception {</text:span></text:p>
      <text:p text:style-name="P1"><text:span text:style-name="Source_20_Text"><text:s text:c="4"/>AgeException(String msg) {</text:span></text:p>
      <text:p text:style-name="P1"><text:span text:style-name="Source_20_Text"><text:s text:c="8"/>super(msg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class Test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try {</text:span></text:p>
      <text:p text:style-name="P1"><text:span text:style-name="Source_20_Text"><text:s text:c="12"/>int age = 15;</text:span></text:p>
      <text:p text:style-name="P1"><text:span text:style-name="Source_20_Text"><text:s text:c="12"/>if(age &lt; 18) throw new AgeException("Underage!");</text:span></text:p>
      <text:p text:style-name="P1"><text:span text:style-name="Source_20_Text"><text:s text:c="8"/>} catch(AgeException e) {</text:span></text:p>
      <text:p text:style-name="P1"><text:span text:style-name="Source_20_Text"><text:s text:c="12"/>System.out.println(e.getMessage());</text:span></text:p>
      <text:p text:style-name="P1"><text:soft-page-break/><text:span text:style-name="Source_20_Text"><text:s text:c="8"/>}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Q9: Can a <text:span text:style-name="Source_20_Text">finally</text:span> block override a return statement in a try block?</text:h>
      <text:p text:style-name="Quotations">No. The return value is determined by the last executed statement in <text:span text:style-name="Source_20_Text">finally</text:span>.</text:p>
      <text:p text:style-name="Horizontal_20_Line"/>
      <text:h text:style-name="Heading_20_3" text:outline-level="3">Q10: What is the difference between <text:span text:style-name="Source_20_Text">final</text:span>, <text:span text:style-name="Source_20_Text">finally</text:span>, and <text:span text:style-name="Source_20_Text">finalize()</text:span>?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Keyword</text:p>
            </table:table-cell>
            <table:table-cell table:style-name="Table10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0.A1" office:value-type="string">
            <text:p text:style-name="Table_20_Contents">final</text:p>
          </table:table-cell>
          <table:table-cell table:style-name="Table10.A1" office:value-type="string">
            <text:p text:style-name="Table_20_Contents">Constant or prevent inheritance</text:p>
          </table:table-cell>
        </table:table-row>
        <table:table-row>
          <table:table-cell table:style-name="Table10.A1" office:value-type="string">
            <text:p text:style-name="Table_20_Contents">finally</text:p>
          </table:table-cell>
          <table:table-cell table:style-name="Table10.A1" office:value-type="string">
            <text:p text:style-name="Table_20_Contents">Executes cleanup code after try/catch</text:p>
          </table:table-cell>
        </table:table-row>
        <table:table-row>
          <table:table-cell table:style-name="Table10.A1" office:value-type="string">
            <text:p text:style-name="Table_20_Contents">finalize()</text:p>
          </table:table-cell>
          <table:table-cell table:style-name="Table10.A1" office:value-type="string">
            <text:p text:style-name="Table_20_Contents">Called by GC before object is removed</text:p>
          </table:table-cell>
        </table:table-row>
      </table:table>
      <text:p text:style-name="Standard"/>
      <text:p text:style-name="Standard"/>
      <text:h text:style-name="Heading_20_2" text:outline-level="2">) <text:span text:style-name="Strong_20_Emphasis">Spring Security</text:span></text:h>
      <text:p text:style-name="Text_20_body">Spring Security is a powerful <text:span text:style-name="Strong_20_Emphasis">authentication, authorization, and security framework</text:span> for Java applications, mainly built on top of Spring.</text:p>
      <text:h text:style-name="Heading_20_3" text:outline-level="3">Key Features:</text:h>
      <text:list text:style-name="L16">
        <text:list-item>
          <text:p text:style-name="P20"><text:span text:style-name="Strong_20_Emphasis">Authentication</text:span> → Verifies <text:span text:style-name="Emphasis">who</text:span> the user is.</text:p>
        </text:list-item>
        <text:list-item>
          <text:p text:style-name="P20"><text:span text:style-name="Strong_20_Emphasis">Authorization</text:span> → Checks <text:span text:style-name="Emphasis">what</text:span> the user can access (roles, permissions).</text:p>
        </text:list-item>
        <text:list-item>
          <text:p text:style-name="P20"><text:span text:style-name="Strong_20_Emphasis">Password Security</text:span> → Supports hashing (e.g., BCrypt).</text:p>
        </text:list-item>
        <text:list-item>
          <text:p text:style-name="P20"><text:span text:style-name="Strong_20_Emphasis">Protection</text:span> against:</text:p>
          <text:list>
            <text:list-item>
              <text:p text:style-name="P20">CSRF (Cross-Site Request Forgery)</text:p>
            </text:list-item>
            <text:list-item>
              <text:p text:style-name="P20">Session fixation attacks</text:p>
            </text:list-item>
            <text:list-item>
              <text:p text:style-name="P20">Clickjacking</text:p>
            </text:list-item>
          </text:list>
        </text:list-item>
        <text:list-item>
          <text:p text:style-name="P20"><text:span text:style-name="Strong_20_Emphasis">Integration</text:span> with OAuth2, JWT, LDAP, SAML, etc.</text:p>
        </text:list-item>
      </text:list>
      <text:h text:style-name="Heading_20_3" text:outline-level="3">Example (Basic Authentication in Spring Boot):</text:h>
      <text:p text:style-name="P1"><text:span text:style-name="Source_20_Text">@Configuration</text:span></text:p>
      <text:p text:style-name="P1"><text:span text:style-name="Source_20_Text">@EnableWebSecurity</text:span></text:p>
      <text:p text:style-name="P1"><text:span text:style-name="Source_20_Text">public class SecurityConfig extends WebSecurityConfigurerAdapter {</text:span></text:p>
      <text:p text:style-name="P1"/>
      <text:p text:style-name="P1"><text:span text:style-name="Source_20_Text"><text:s text:c="4"/>@Override</text:span></text:p>
      <text:p text:style-name="P1"><text:span text:style-name="Source_20_Text"><text:s text:c="4"/>protected void configure(HttpSecurity http) throws Exception {</text:span></text:p>
      <text:p text:style-name="P1"><text:span text:style-name="Source_20_Text"><text:s text:c="8"/>http</text:span></text:p>
      <text:p text:style-name="P1"><text:span text:style-name="Source_20_Text"><text:s text:c="12"/>.authorizeRequests()</text:span></text:p>
      <text:p text:style-name="P1"><text:span text:style-name="Source_20_Text"><text:s text:c="12"/>.antMatchers("/public/**").permitAll() <text:s/>// no auth required</text:span></text:p>
      <text:p text:style-name="P1"><text:span text:style-name="Source_20_Text"><text:s text:c="12"/>.antMatchers("/admin/**").hasRole("ADMIN") // only admin</text:span></text:p>
      <text:p text:style-name="P1"><text:span text:style-name="Source_20_Text"><text:s text:c="12"/>.anyRequest().authenticated() <text:s/>// all others need login</text:span></text:p>
      <text:p text:style-name="P1"><text:span text:style-name="Source_20_Text"><text:s text:c="12"/>.and()</text:span></text:p>
      <text:p text:style-name="P1"><text:soft-page-break/><text:span text:style-name="Source_20_Text"><text:s text:c="12"/>.httpBasic(); <text:s/>// Basic Authentication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@Override</text:span></text:p>
      <text:p text:style-name="P1"><text:span text:style-name="Source_20_Text"><text:s text:c="4"/>protected void configure(AuthenticationManagerBuilder auth) throws Exception {</text:span></text:p>
      <text:p text:style-name="P1"><text:span text:style-name="Source_20_Text"><text:s text:c="8"/>auth.inMemoryAuthentication()</text:span></text:p>
      <text:p text:style-name="P1"><text:span text:style-name="Source_20_Text"><text:s text:c="12"/>.withUser("nisha")</text:span></text:p>
      <text:p text:style-name="P1"><text:span text:style-name="Source_20_Text"><text:s text:c="12"/>.password("{noop}password") // {noop} means no encoding</text:span></text:p>
      <text:p text:style-name="P1"><text:span text:style-name="Source_20_Text"><text:s text:c="12"/>.roles("USER")</text:span></text:p>
      <text:p text:style-name="P1"><text:span text:style-name="Source_20_Text"><text:s text:c="12"/>.and()</text:span></text:p>
      <text:p text:style-name="P1"><text:span text:style-name="Source_20_Text"><text:s text:c="12"/>.withUser("admin")</text:span></text:p>
      <text:p text:style-name="P1"><text:span text:style-name="Source_20_Text"><text:s text:c="12"/>.password("{noop}admin123")</text:span></text:p>
      <text:p text:style-name="P1"><text:span text:style-name="Source_20_Text"><text:s text:c="12"/>.roles("ADMIN"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👉 This config:</text:p>
      <text:list text:style-name="L17">
        <text:list-item>
          <text:p text:style-name="P21"><text:span text:style-name="Source_20_Text">/public/**</text:span> → accessible by everyone</text:p>
        </text:list-item>
        <text:list-item>
          <text:p text:style-name="P21"><text:span text:style-name="Source_20_Text">/admin/**</text:span> → only for ADMIN role</text:p>
        </text:list-item>
        <text:list-item>
          <text:p text:style-name="P21">all other APIs → need authentication</text:p>
        </text:list-item>
      </text:list>
      <text:p text:style-name="Horizontal_20_Line"/>
      <text:h text:style-name="Heading_20_2" text:outline-level="2">2) <text:span text:style-name="Strong_20_Emphasis">Encryption &amp; Decryption of API Data</text:span></text:h>
      <text:p text:style-name="Text_20_body">Even with authentication, sometimes sensitive API data (like passwords, financial info, personal data) needs <text:span text:style-name="Strong_20_Emphasis">extra protection</text:span> beyond HTTPS/TLS.</text:p>
      <text:h text:style-name="Heading_20_3" text:outline-level="3">Options:</text:h>
      <text:list text:style-name="L18">
        <text:list-item>
          <text:p text:style-name="P22"><text:span text:style-name="Strong_20_Emphasis">HTTPS (Transport Layer Security)</text:span></text:p>
          <text:list>
            <text:list-item>
              <text:p text:style-name="P22">By default, APIs should always use HTTPS (encrypts all requests &amp; responses).</text:p>
            </text:list-item>
            <text:list-item>
              <text:p text:style-name="P22">This protects data in <text:span text:style-name="Emphasis">transit</text:span>.</text:p>
            </text:list-item>
          </text:list>
        </text:list-item>
        <text:list-item>
          <text:p text:style-name="P22"><text:span text:style-name="Strong_20_Emphasis">Custom Encryption</text:span> (for extra layer)</text:p>
          <text:list>
            <text:list-item>
              <text:p text:style-name="P22">Encrypt request payload at the client side → send → decrypt at server side.</text:p>
            </text:list-item>
            <text:list-item>
              <text:p text:style-name="P22">Useful when storing or transmitting very sensitive info.</text:p>
            </text:list-item>
          </text:list>
        </text:list-item>
      </text:list>
      <text:h text:style-name="Heading_20_3" text:outline-level="3">Example using AES Encryption:</text:h>
      <text:p text:style-name="P1"><text:span text:style-name="Source_20_Text">import javax.crypto.Cipher;</text:span></text:p>
      <text:p text:style-name="P1"><text:span text:style-name="Source_20_Text">import javax.crypto.KeyGenerator;</text:span></text:p>
      <text:p text:style-name="P1"><text:span text:style-name="Source_20_Text">import javax.crypto.SecretKey;</text:span></text:p>
      <text:p text:style-name="P1"><text:span text:style-name="Source_20_Text">import java.util.Base64;</text:span></text:p>
      <text:p text:style-name="P1"/>
      <text:p text:style-name="P1"><text:span text:style-name="Source_20_Text">public class AESUtil {</text:span></text:p>
      <text:p text:style-name="P1"><text:span text:style-name="Source_20_Text"><text:s text:c="4"/>private static SecretKey secretKey;</text:span></text:p>
      <text:p text:style-name="P1"/>
      <text:p text:style-name="P1"><text:span text:style-name="Source_20_Text"><text:s text:c="4"/>static {</text:span></text:p>
      <text:p text:style-name="P1"><text:span text:style-name="Source_20_Text"><text:s text:c="8"/>try {</text:span></text:p>
      <text:p text:style-name="P1"><text:span text:style-name="Source_20_Text"><text:s text:c="12"/>KeyGenerator keyGen = KeyGenerator.getInstance("AES");</text:span></text:p>
      <text:p text:style-name="P1"><text:span text:style-name="Source_20_Text"><text:s text:c="12"/>keyGen.init(128); // 128-bit key</text:span></text:p>
      <text:p text:style-name="P1"><text:soft-page-break/><text:span text:style-name="Source_20_Text"><text:s text:c="12"/>secretKey = keyGen.generateKey();</text:span></text:p>
      <text:p text:style-name="P1"><text:span text:style-name="Source_20_Text"><text:s text:c="8"/>} catch (Exception e) {</text:span></text:p>
      <text:p text:style-name="P1"><text:span text:style-name="Source_20_Text"><text:s text:c="12"/>throw new RuntimeException(e);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Encrypt</text:span></text:p>
      <text:p text:style-name="P1"><text:span text:style-name="Source_20_Text"><text:s text:c="4"/>public static String encrypt(String data) throws Exception {</text:span></text:p>
      <text:p text:style-name="P1"><text:span text:style-name="Source_20_Text"><text:s text:c="8"/>Cipher cipher = Cipher.getInstance("AES");</text:span></text:p>
      <text:p text:style-name="P1"><text:span text:style-name="Source_20_Text"><text:s text:c="8"/>cipher.init(Cipher.ENCRYPT_MODE, secretKey);</text:span></text:p>
      <text:p text:style-name="P1"><text:span text:style-name="Source_20_Text"><text:s text:c="8"/>byte[] encrypted = cipher.doFinal(data.getBytes());</text:span></text:p>
      <text:p text:style-name="P1"><text:span text:style-name="Source_20_Text"><text:s text:c="8"/>return Base64.getEncoder().encodeToString(encrypted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Decrypt</text:span></text:p>
      <text:p text:style-name="P1"><text:span text:style-name="Source_20_Text"><text:s text:c="4"/>public static String decrypt(String encryptedData) throws Exception {</text:span></text:p>
      <text:p text:style-name="P1"><text:span text:style-name="Source_20_Text"><text:s text:c="8"/>Cipher cipher = Cipher.getInstance("AES");</text:span></text:p>
      <text:p text:style-name="P1"><text:span text:style-name="Source_20_Text"><text:s text:c="8"/>cipher.init(Cipher.DECRYPT_MODE, secretKey);</text:span></text:p>
      <text:p text:style-name="P1"><text:span text:style-name="Source_20_Text"><text:s text:c="8"/>byte[] decoded = Base64.getDecoder().decode(encryptedData);</text:span></text:p>
      <text:p text:style-name="P1"><text:span text:style-name="Source_20_Text"><text:s text:c="8"/>byte[] decrypted = cipher.doFinal(decoded);</text:span></text:p>
      <text:p text:style-name="P1"><text:span text:style-name="Source_20_Text"><text:s text:c="8"/>return new String(decrypted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3" text:outline-level="3">Usage inside API:</text:h>
      <text:p text:style-name="P1"><text:span text:style-name="Source_20_Text">@RestController</text:span></text:p>
      <text:p text:style-name="P1"><text:span text:style-name="Source_20_Text">@RequestMapping("/secure")</text:span></text:p>
      <text:p text:style-name="P1"><text:span text:style-name="Source_20_Text">public class SecureController {</text:span></text:p>
      <text:p text:style-name="P1"/>
      <text:p text:style-name="P1"><text:span text:style-name="Source_20_Text"><text:s text:c="4"/>@GetMapping("/encrypt")</text:span></text:p>
      <text:p text:style-name="P1"><text:span text:style-name="Source_20_Text"><text:s text:c="4"/>public String encryptMessage(@RequestParam String message) throws Exception {</text:span></text:p>
      <text:p text:style-name="P1"><text:span text:style-name="Source_20_Text"><text:s text:c="8"/>return AESUtil.encrypt(message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@GetMapping("/decrypt")</text:span></text:p>
      <text:p text:style-name="P1"><text:span text:style-name="Source_20_Text"><text:s text:c="4"/>public String decryptMessage(@RequestParam String encrypted) throws Exception {</text:span></text:p>
      <text:p text:style-name="P1"><text:span text:style-name="Source_20_Text"><text:s text:c="8"/>return AESUtil.decrypt(encrypted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👉 Client can send encrypted payload, server decrypts it.</text:p>
      <text:p text:style-name="Horizontal_20_Line"/>
      <text:p text:style-name="Text_20_body">✅ <text:span text:style-name="Strong_20_Emphasis">Best Practice</text:span>:</text:p>
      <text:list text:style-name="L19">
        <text:list-item>
          <text:p text:style-name="P23">Always use <text:span text:style-name="Strong_20_Emphasis">HTTPS</text:span> for transport.</text:p>
        </text:list-item>
        <text:list-item>
          <text:p text:style-name="P23">Use <text:span text:style-name="Strong_20_Emphasis">Spring Security</text:span> for authentication/authorization.</text:p>
        </text:list-item>
        <text:list-item>
          <text:p text:style-name="P23">Use <text:span text:style-name="Strong_20_Emphasis">AES/RSA</text:span> encryption if you want to encrypt payload fields (e.g., PAN, SSN).</text:p>
        </text:list-item>
        <text:list-item>
          <text:p text:style-name="P23">Use <text:span text:style-name="Strong_20_Emphasis">JWT (JSON Web Token)</text:span> for secure stateless authentication.</text:p>
        </text:list-item>
      </text:list>
      <text:p text:style-name="Horizontal_20_Line"/>
      <text:p text:style-name="Text_20_body">Do you want me to show you a <text:span text:style-name="Strong_20_Emphasis">JWT + Spring Security</text:span> example (most common in real APIs)?</text:p>
      <text:h text:style-name="Heading_20_5" text:outline-level="5"><text:soft-page-break/>You said:</text:h>
      <text:p text:style-name="Text_20_body">global exception</text:p>
      <text:h text:style-name="Heading_20_6" text:outline-level="6">ChatGPT said:</text:h>
      <text:p text:style-name="Text_20_body">Perfect 👍 You’re asking about <text:span text:style-name="Strong_20_Emphasis">Global Exception Handling</text:span> in Spring Boot.</text:p>
      <text:p text:style-name="Text_20_body">Instead of writing <text:span text:style-name="Source_20_Text">try-catch</text:span> in every controller, Spring provides a clean way to <text:span text:style-name="Strong_20_Emphasis">handle exceptions globally</text:span> using <text:span text:style-name="Source_20_Text">@ControllerAdvice</text:span> + <text:span text:style-name="Source_20_Text">@ExceptionHandler</text:span>.</text:p>
      <text:p text:style-name="Horizontal_20_Line"/>
      <text:h text:style-name="Heading_20_2" text:outline-level="2">🔹 Global Exception Handling in Spring Boot</text:h>
      <text:h text:style-name="Heading_20_3" text:outline-level="3">Step 1: Create Custom Exception</text:h>
      <text:p text:style-name="P1"><text:span text:style-name="Source_20_Text">public class ResourceNotFoundException extends RuntimeException {</text:span></text:p>
      <text:p text:style-name="P1"><text:span text:style-name="Source_20_Text"><text:s text:c="4"/>public ResourceNotFoundException(String message) {</text:span></text:p>
      <text:p text:style-name="P1"><text:span text:style-name="Source_20_Text"><text:s text:c="8"/>super(message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Step 2: Create Global Exception Handler</text:h>
      <text:p text:style-name="P1"><text:span text:style-name="Source_20_Text">import org.springframework.http.HttpStatus;</text:span></text:p>
      <text:p text:style-name="P1"><text:span text:style-name="Source_20_Text">import org.springframework.http.ResponseEntity;</text:span></text:p>
      <text:p text:style-name="P1"><text:span text:style-name="Source_20_Text">import org.springframework.web.bind.annotation.ControllerAdvice;</text:span></text:p>
      <text:p text:style-name="P1"><text:span text:style-name="Source_20_Text">import org.springframework.web.bind.annotation.ExceptionHandler;</text:span></text:p>
      <text:p text:style-name="P1"><text:span text:style-name="Source_20_Text">import org.springframework.web.context.request.WebRequest;</text:span></text:p>
      <text:p text:style-name="P1"/>
      <text:p text:style-name="P1"><text:span text:style-name="Source_20_Text">import java.util.Date;</text:span></text:p>
      <text:p text:style-name="P1"/>
      <text:p text:style-name="P1"><text:span text:style-name="Source_20_Text">@ControllerAdvice</text:span></text:p>
      <text:p text:style-name="P1"><text:span text:style-name="Source_20_Text">public class GlobalExceptionHandler {</text:span></text:p>
      <text:p text:style-name="P1"/>
      <text:p text:style-name="P1"><text:span text:style-name="Source_20_Text"><text:s text:c="4"/>// Handle specific exception</text:span></text:p>
      <text:p text:style-name="P1"><text:span text:style-name="Source_20_Text"><text:s text:c="4"/>@ExceptionHandler(ResourceNotFoundException.class)</text:span></text:p>
      <text:p text:style-name="P1"><text:span text:style-name="Source_20_Text"><text:s text:c="4"/>public ResponseEntity&lt;?&gt; resourceNotFoundException(ResourceNotFoundException ex, WebRequest request) {</text:span></text:p>
      <text:p text:style-name="P1"><text:span text:style-name="Source_20_Text"><text:s text:c="8"/>ErrorDetails errorDetails = new ErrorDetails(new Date(), ex.getMessage(), request.getDescription(false));</text:span></text:p>
      <text:p text:style-name="P1"><text:span text:style-name="Source_20_Text"><text:s text:c="8"/>return new ResponseEntity&lt;&gt;(errorDetails, HttpStatus.NOT_FOUND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Handle global exceptions</text:span></text:p>
      <text:p text:style-name="P1"><text:span text:style-name="Source_20_Text"><text:s text:c="4"/>@ExceptionHandler(Exception.class)</text:span></text:p>
      <text:p text:style-name="P1"><text:span text:style-name="Source_20_Text"><text:s text:c="4"/>public ResponseEntity&lt;?&gt; globalExceptionHandler(Exception ex, WebRequest request) {</text:span></text:p>
      <text:p text:style-name="P1"><text:span text:style-name="Source_20_Text"><text:s text:c="8"/>ErrorDetails errorDetails = new ErrorDetails(new Date(), ex.getMessage(), request.getDescription(false));</text:span></text:p>
      <text:p text:style-name="P1"><text:span text:style-name="Source_20_Text"><text:s text:c="8"/>return new ResponseEntity&lt;&gt;(errorDetails, HttpStatus.INTERNAL_SERVER_ERROR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oft-page-break/>Step 3: Create Error Response Model</text:h>
      <text:p text:style-name="P1"><text:span text:style-name="Source_20_Text">import java.util.Date;</text:span></text:p>
      <text:p text:style-name="P1"/>
      <text:p text:style-name="P1"><text:span text:style-name="Source_20_Text">public class ErrorDetails {</text:span></text:p>
      <text:p text:style-name="P1"><text:span text:style-name="Source_20_Text"><text:s text:c="4"/>private Date timestamp;</text:span></text:p>
      <text:p text:style-name="P1"><text:span text:style-name="Source_20_Text"><text:s text:c="4"/>private String message;</text:span></text:p>
      <text:p text:style-name="P1"><text:span text:style-name="Source_20_Text"><text:s text:c="4"/>private String details;</text:span></text:p>
      <text:p text:style-name="P1"/>
      <text:p text:style-name="P1"><text:span text:style-name="Source_20_Text"><text:s text:c="4"/>public ErrorDetails(Date timestamp, String message, String details) {</text:span></text:p>
      <text:p text:style-name="P1"><text:span text:style-name="Source_20_Text"><text:s text:c="8"/>super();</text:span></text:p>
      <text:p text:style-name="P1"><text:span text:style-name="Source_20_Text"><text:s text:c="8"/>this.timestamp = timestamp;</text:span></text:p>
      <text:p text:style-name="P1"><text:span text:style-name="Source_20_Text"><text:s text:c="8"/>this.message = message;</text:span></text:p>
      <text:p text:style-name="P1"><text:span text:style-name="Source_20_Text"><text:s text:c="8"/>this.details = details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getters</text:span></text:p>
      <text:p text:style-name="P1"><text:span text:style-name="Source_20_Text"><text:s text:c="4"/>public Date getTimestamp() { return timestamp; }</text:span></text:p>
      <text:p text:style-name="P1"><text:span text:style-name="Source_20_Text"><text:s text:c="4"/>public String getMessage() { return message; }</text:span></text:p>
      <text:p text:style-name="P1"><text:span text:style-name="Source_20_Text"><text:s text:c="4"/>public String getDetails() { return details; }</text:span></text:p>
      <text:p text:style-name="P2"><text:span text:style-name="Source_20_Text">}</text:span></text:p>
      <text:p text:style-name="Horizontal_20_Line"/>
      <text:h text:style-name="Heading_20_3" text:outline-level="3">Step 4: Usage in Controller</text:h>
      <text:p text:style-name="P1"><text:span text:style-name="Source_20_Text">@RestController</text:span></text:p>
      <text:p text:style-name="P1"><text:span text:style-name="Source_20_Text">@RequestMapping("/api")</text:span></text:p>
      <text:p text:style-name="P1"><text:span text:style-name="Source_20_Text">public class DemoController {</text:span></text:p>
      <text:p text:style-name="P1"/>
      <text:p text:style-name="P1"><text:span text:style-name="Source_20_Text"><text:s text:c="4"/>@GetMapping("/user/{id}")</text:span></text:p>
      <text:p text:style-name="P1"><text:span text:style-name="Source_20_Text"><text:s text:c="4"/>public String getUser(@PathVariable int id) {</text:span></text:p>
      <text:p text:style-name="P1"><text:span text:style-name="Source_20_Text"><text:s text:c="8"/>if (id != 1) {</text:span></text:p>
      <text:p text:style-name="P1"><text:span text:style-name="Source_20_Text"><text:s text:c="12"/>throw new ResourceNotFoundException("User not found with id: " + id);</text:span></text:p>
      <text:p text:style-name="P1"><text:span text:style-name="Source_20_Text"><text:s text:c="8"/>}</text:span></text:p>
      <text:p text:style-name="P1"><text:span text:style-name="Source_20_Text"><text:s text:c="8"/>return "User Found!"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🚀 Example Output</text:h>
      <text:p text:style-name="Text_20_body">Request → <text:span text:style-name="Source_20_Text">GET /api/user/5</text:span></text:p>
      <text:p text:style-name="Text_20_body">Response →</text:p>
      <text:p text:style-name="P1"><text:span text:style-name="Source_20_Text">{</text:span></text:p>
      <text:p text:style-name="P1"><text:span text:style-name="Source_20_Text"><text:s text:c="2"/>"timestamp": "2025-09-24T11:20:15.123+00:00",</text:span></text:p>
      <text:p text:style-name="P1"><text:span text:style-name="Source_20_Text"><text:s text:c="2"/>"message": "User not found with id: 5",</text:span></text:p>
      <text:p text:style-name="P1"><text:span text:style-name="Source_20_Text"><text:s text:c="2"/>"details": "uri=/api/user/5"</text:span></text:p>
      <text:p text:style-name="P2"><text:span text:style-name="Source_20_Text">}</text:span></text:p>
      <text:p text:style-name="Horizontal_20_Line"/>
      <text:p text:style-name="Text_20_body">✅ Advantages:</text:p>
      <text:list text:style-name="L20">
        <text:list-item>
          <text:p text:style-name="P24">Centralized error handling</text:p>
        </text:list-item>
        <text:list-item>
          <text:p text:style-name="P24">No need to write <text:span text:style-name="Source_20_Text">try-catch</text:span> in every controller</text:p>
        </text:list-item>
        <text:list-item>
          <text:p text:style-name="P24"><text:soft-page-break/>Consistent error response format</text:p>
        </text:list-item>
      </text:list>
      <text:p text:style-name="Horizontal_20_Line"/>
      <text:p text:style-name="Text_20_body">Would you like me to also show you a <text:span text:style-name="Strong_20_Emphasis">global exception handler with </text:span><text:span text:style-name="Strong_20_Emphasis"><text:span text:style-name="Source_20_Text">@RestControllerAdvice</text:span></text:span><text:span text:style-name="Strong_20_Emphasis"> and </text:span><text:span text:style-name="Strong_20_Emphasis"><text:span text:style-name="Source_20_Text">ResponseEntityExceptionHandler</text:span></text:span> (the cleaner way used in real projects)?</text:p>
      <text:h text:style-name="Heading_20_5" text:outline-level="5">You said:</text:h>
      <text:p text:style-name="Text_20_body">interview question can be asked from the company like c-edge or tcs or infosys --topic on --&gt;1)Spring security 2)encryption decryption of API and gobal exception. write all the possible questions with there proper answer with detail explaintion and with examples</text:p>
      <text:h text:style-name="Heading_20_6" text:outline-level="6">ChatGPT said:</text:h>
      <text:p text:style-name="Text_20_body">Great question 👍<text:line-break/>If you’re preparing for interviews with companies like <text:span text:style-name="Strong_20_Emphasis">C-Edge, TCS, Infosys</text:span>, they usually test <text:span text:style-name="Strong_20_Emphasis">concepts + practical knowledge</text:span> on topics like <text:span text:style-name="Strong_20_Emphasis">Spring Security</text:span>, <text:span text:style-name="Strong_20_Emphasis">Encryption/Decryption in APIs</text:span>, and <text:span text:style-name="Strong_20_Emphasis">Global Exception Handling</text:span>.</text:p>
      <text:p text:style-name="Text_20_body">I’ll compile a list of <text:span text:style-name="Strong_20_Emphasis">possible interview questions with detailed answers + examples</text:span> for each topic.</text:p>
      <text:p text:style-name="Horizontal_20_Line"/>
      <text:h text:style-name="Heading_20_1" text:outline-level="1">🔹 <text:span text:style-name="Strong_20_Emphasis">1) Spring Security</text:span></text:h>
      <text:h text:style-name="Heading_20_3" text:outline-level="3">Q1. What is Spring Security and why is it used?</text:h>
      <text:p text:style-name="Text_20_body"><text:span text:style-name="Strong_20_Emphasis">Answer:</text:span><text:line-break/>Spring Security is a powerful framework that provides <text:span text:style-name="Strong_20_Emphasis">authentication, authorization, and protection against common attacks</text:span> (CSRF, session fixation, clickjacking). It integrates seamlessly with Spring Boot and supports multiple authentication mechanisms like <text:span text:style-name="Strong_20_Emphasis">Basic Auth, JWT, OAuth2, LDAP, SAML</text:span>.</text:p>
      <text:p text:style-name="Text_20_body">👉 Example:</text:p>
      <text:list text:style-name="L21">
        <text:list-item>
          <text:p text:style-name="P25"><text:span text:style-name="Source_20_Text">/admin/**</text:span> → only accessible to ADMIN</text:p>
        </text:list-item>
        <text:list-item>
          <text:p text:style-name="P25"><text:span text:style-name="Source_20_Text">/user/**</text:span> → accessible to USER role</text:p>
        </text:list-item>
      </text:list>
      <text:p text:style-name="P1"><text:span text:style-name="Source_20_Text">@Override</text:span></text:p>
      <text:p text:style-name="P1"><text:span text:style-name="Source_20_Text">protected void configure(HttpSecurity http) throws Exception {</text:span></text:p>
      <text:p text:style-name="P1"><text:span text:style-name="Source_20_Text"><text:s text:c="4"/>http.authorizeRequests()</text:span></text:p>
      <text:p text:style-name="P1"><text:span text:style-name="Source_20_Text"><text:s text:c="8"/>.antMatchers("/admin/**").hasRole("ADMIN")</text:span></text:p>
      <text:p text:style-name="P1"><text:span text:style-name="Source_20_Text"><text:s text:c="8"/>.antMatchers("/user/**").hasAnyRole("USER", "ADMIN")</text:span></text:p>
      <text:p text:style-name="P1"><text:span text:style-name="Source_20_Text"><text:s text:c="8"/>.antMatchers("/public/**").permitAll()</text:span></text:p>
      <text:p text:style-name="P1"><text:span text:style-name="Source_20_Text"><text:s text:c="8"/>.anyRequest().authenticated()</text:span></text:p>
      <text:p text:style-name="P1"><text:span text:style-name="Source_20_Text"><text:s text:c="8"/>.and().httpBasic();</text:span></text:p>
      <text:p text:style-name="P2"><text:span text:style-name="Source_20_Text">}</text:span></text:p>
      <text:p text:style-name="Horizontal_20_Line"/>
      <text:h text:style-name="Heading_20_3" text:outline-level="3"><text:soft-page-break/>Q2. Explain Authentication vs Authorization in Spring Security.</text:h>
      <text:p text:style-name="Text_20_body"><text:span text:style-name="Strong_20_Emphasis">Answer:</text:span></text:p>
      <text:list text:style-name="L22">
        <text:list-item>
          <text:p text:style-name="P26"><text:span text:style-name="Strong_20_Emphasis">Authentication</text:span> = <text:span text:style-name="Emphasis">Who are you?</text:span> → verifying identity (username/password, token, etc.)</text:p>
        </text:list-item>
        <text:list-item>
          <text:p text:style-name="P26"><text:span text:style-name="Strong_20_Emphasis">Authorization</text:span> = <text:span text:style-name="Emphasis">What can you access?</text:span> → checking user’s role/privileges</text:p>
        </text:list-item>
      </text:list>
      <text:p text:style-name="Text_20_body">👉 Example:</text:p>
      <text:list text:style-name="L23">
        <text:list-item>
          <text:p text:style-name="P27">A user logs in with credentials → <text:span text:style-name="Strong_20_Emphasis">authentication</text:span>.</text:p>
        </text:list-item>
        <text:list-item>
          <text:p text:style-name="P27">The same user tries to access <text:span text:style-name="Source_20_Text">/admin/dashboard</text:span> but has role <text:span text:style-name="Source_20_Text">USER</text:span> → denied → <text:span text:style-name="Strong_20_Emphasis">authorization</text:span>.</text:p>
        </text:list-item>
      </text:list>
      <text:p text:style-name="Horizontal_20_Line"/>
      <text:h text:style-name="Heading_20_3" text:outline-level="3">Q3. What is CSRF protection in Spring Security?</text:h>
      <text:p text:style-name="Text_20_body"><text:span text:style-name="Strong_20_Emphasis">Answer:</text:span><text:line-break/>CSRF (Cross-Site Request Forgery) is when an attacker tricks a logged-in user into performing unwanted actions.<text:line-break/>Spring Security enables <text:span text:style-name="Strong_20_Emphasis">CSRF tokens</text:span> by default for state-changing requests (<text:span text:style-name="Source_20_Text">POST</text:span>, <text:span text:style-name="Source_20_Text">PUT</text:span>, <text:span text:style-name="Source_20_Text">DELETE</text:span>).</text:p>
      <text:p text:style-name="Text_20_body">👉 Example:<text:line-break/>When you send a form request, Spring Security expects a hidden token like:</text:p>
      <text:p text:style-name="P2"><text:span text:style-name="Source_20_Text">&lt;input type="hidden" name="_csrf" value="abc123xyz"&gt;</text:span></text:p>
      <text:p text:style-name="Text_20_body">This ensures requests are genuine.</text:p>
      <text:p text:style-name="Horizontal_20_Line"/>
      <text:h text:style-name="Heading_20_3" text:outline-level="3">Q4. How does password encryption work in Spring Security?</text:h>
      <text:p text:style-name="Text_20_body"><text:span text:style-name="Strong_20_Emphasis">Answer:</text:span><text:line-break/>Spring Security uses <text:span text:style-name="Strong_20_Emphasis">PasswordEncoders</text:span> like <text:span text:style-name="Source_20_Text">BCryptPasswordEncoder</text:span> to hash passwords instead of storing plain text.</text:p>
      <text:p text:style-name="Text_20_body">👉 Example:</text:p>
      <text:p text:style-name="P1"><text:span text:style-name="Source_20_Text">@Bean</text:span></text:p>
      <text:p text:style-name="P1"><text:span text:style-name="Source_20_Text">public PasswordEncoder passwordEncoder() {</text:span></text:p>
      <text:p text:style-name="P1"><text:span text:style-name="Source_20_Text"><text:s text:c="4"/>return new BCryptPasswordEncoder();</text:span></text:p>
      <text:p text:style-name="P2"><text:span text:style-name="Source_20_Text">}</text:span></text:p>
      <text:list text:style-name="L24">
        <text:list-item>
          <text:p text:style-name="P28">Password <text:span text:style-name="Source_20_Text">"12345"</text:span> → stored as <text:span text:style-name="Source_20_Text">$2a$10$QvO3qf...</text:span> (hashed).</text:p>
        </text:list-item>
        <text:list-item>
          <text:p text:style-name="P28">Even if DB leaks, passwords remain safe.</text:p>
        </text:list-item>
      </text:list>
      <text:p text:style-name="Horizontal_20_Line"/>
      <text:h text:style-name="Heading_20_3" text:outline-level="3">Q5. How do you implement JWT authentication in Spring Security?</text:h>
      <text:p text:style-name="Text_20_body"><text:span text:style-name="Strong_20_Emphasis">Answer (high-level steps):</text:span></text:p>
      <text:list text:style-name="L25">
        <text:list-item>
          <text:p text:style-name="P29">User logs in → server validates → generates JWT token.</text:p>
        </text:list-item>
        <text:list-item>
          <text:p text:style-name="P29"><text:soft-page-break/>Token is sent in response.</text:p>
        </text:list-item>
        <text:list-item>
          <text:p text:style-name="P29">For every request → client sends token in header.</text:p>
        </text:list-item>
        <text:list-item>
          <text:p text:style-name="P29">Server validates token → allows or denies access.</text:p>
        </text:list-item>
      </text:list>
      <text:p text:style-name="Text_20_body">👉 Example header:</text:p>
      <text:p text:style-name="P2"><text:span text:style-name="Source_20_Text">Authorization: Bearer eyJhbGciOiJIUzI1NiIsInR...</text:span></text:p>
      <text:p text:style-name="Horizontal_20_Line"/>
      <text:p text:style-name="Horizontal_20_Line"/>
      <text:h text:style-name="Heading_20_1" text:outline-level="1">🔹 <text:span text:style-name="Strong_20_Emphasis">2) Encryption &amp; Decryption in API</text:span></text:h>
      <text:h text:style-name="Heading_20_3" text:outline-level="3">Q1. Why do we need encryption in API communication?</text:h>
      <text:p text:style-name="Text_20_body"><text:span text:style-name="Strong_20_Emphasis">Answer:</text:span></text:p>
      <text:list text:style-name="L26">
        <text:list-item>
          <text:p text:style-name="P30">To protect <text:span text:style-name="Strong_20_Emphasis">sensitive data</text:span> (passwords, credit card numbers, personal info).</text:p>
        </text:list-item>
        <text:list-item>
          <text:p text:style-name="P30">Even with HTTPS, some companies use <text:span text:style-name="Strong_20_Emphasis">payload-level encryption</text:span> for extra security.</text:p>
        </text:list-item>
        <text:list-item>
          <text:p text:style-name="P30">Prevents <text:span text:style-name="Strong_20_Emphasis">MITM (Man-in-the-Middle)</text:span> attacks.</text:p>
        </text:list-item>
      </text:list>
      <text:p text:style-name="Horizontal_20_Line"/>
      <text:h text:style-name="Heading_20_3" text:outline-level="3">Q2. What are common algorithms used for encryption in Java APIs?</text:h>
      <text:p text:style-name="Text_20_body"><text:span text:style-name="Strong_20_Emphasis">Answer:</text:span></text:p>
      <text:list text:style-name="L27">
        <text:list-item>
          <text:p text:style-name="P31"><text:span text:style-name="Strong_20_Emphasis">AES (Advanced Encryption Standard)</text:span> → symmetric (same key for encrypt &amp; decrypt).</text:p>
        </text:list-item>
        <text:list-item>
          <text:p text:style-name="P31"><text:span text:style-name="Strong_20_Emphasis">RSA (Rivest–Shamir–Adleman)</text:span> → asymmetric (public/private keys).</text:p>
        </text:list-item>
        <text:list-item>
          <text:p text:style-name="P31"><text:span text:style-name="Strong_20_Emphasis">SHA-256/512</text:span> → hashing (one-way, for password storage).</text:p>
        </text:list-item>
      </text:list>
      <text:p text:style-name="Horizontal_20_Line"/>
      <text:h text:style-name="Heading_20_3" text:outline-level="3">Q3. Example of AES Encryption &amp; Decryption in Java API.</text:h>
      <text:p text:style-name="P1"><text:span text:style-name="Source_20_Text">import javax.crypto.Cipher;</text:span></text:p>
      <text:p text:style-name="P1"><text:span text:style-name="Source_20_Text">import javax.crypto.KeyGenerator;</text:span></text:p>
      <text:p text:style-name="P1"><text:span text:style-name="Source_20_Text">import javax.crypto.SecretKey;</text:span></text:p>
      <text:p text:style-name="P1"><text:span text:style-name="Source_20_Text">import java.util.Base64;</text:span></text:p>
      <text:p text:style-name="P1"/>
      <text:p text:style-name="P1"><text:span text:style-name="Source_20_Text">public class AESUtil {</text:span></text:p>
      <text:p text:style-name="P1"><text:span text:style-name="Source_20_Text"><text:s text:c="4"/>private static SecretKey secretKey;</text:span></text:p>
      <text:p text:style-name="P1"/>
      <text:p text:style-name="P1"><text:span text:style-name="Source_20_Text"><text:s text:c="4"/>static {</text:span></text:p>
      <text:p text:style-name="P1"><text:span text:style-name="Source_20_Text"><text:s text:c="8"/>try {</text:span></text:p>
      <text:p text:style-name="P1"><text:span text:style-name="Source_20_Text"><text:s text:c="12"/>KeyGenerator keyGen = KeyGenerator.getInstance("AES");</text:span></text:p>
      <text:p text:style-name="P1"><text:span text:style-name="Source_20_Text"><text:s text:c="12"/>keyGen.init(128); // 128-bit AES</text:span></text:p>
      <text:p text:style-name="P1"><text:span text:style-name="Source_20_Text"><text:s text:c="12"/>secretKey = keyGen.generateKey();</text:span></text:p>
      <text:p text:style-name="P1"><text:span text:style-name="Source_20_Text"><text:s text:c="8"/>} catch (Exception e) { throw new RuntimeException(e); 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static String encrypt(String data) throws Exception {</text:span></text:p>
      <text:p text:style-name="P1"><text:span text:style-name="Source_20_Text"><text:s text:c="8"/>Cipher cipher = Cipher.getInstance("AES");</text:span></text:p>
      <text:p text:style-name="P1"><text:soft-page-break/><text:span text:style-name="Source_20_Text"><text:s text:c="8"/>cipher.init(Cipher.ENCRYPT_MODE, secretKey);</text:span></text:p>
      <text:p text:style-name="P1"><text:span text:style-name="Source_20_Text"><text:s text:c="8"/>return Base64.getEncoder().encodeToString(cipher.doFinal(data.getBytes())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static String decrypt(String encryptedData) throws Exception {</text:span></text:p>
      <text:p text:style-name="P1"><text:span text:style-name="Source_20_Text"><text:s text:c="8"/>Cipher cipher = Cipher.getInstance("AES");</text:span></text:p>
      <text:p text:style-name="P1"><text:span text:style-name="Source_20_Text"><text:s text:c="8"/>cipher.init(Cipher.DECRYPT_MODE, secretKey);</text:span></text:p>
      <text:p text:style-name="P1"><text:span text:style-name="Source_20_Text"><text:s text:c="8"/>return new String(cipher.doFinal(Base64.getDecoder().decode(encryptedData))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Q4. What’s the difference between <text:span text:style-name="Strong_20_Emphasis">Hashing vs Encryption</text:span>?</text:h>
      <text:p text:style-name="Text_20_body"><text:span text:style-name="Strong_20_Emphasis">Answer:</text:span></text:p>
      <text:list text:style-name="L28">
        <text:list-item>
          <text:p text:style-name="P32"><text:span text:style-name="Strong_20_Emphasis">Encryption</text:span> = two-way (you can encrypt &amp; decrypt).</text:p>
        </text:list-item>
        <text:list-item>
          <text:p text:style-name="P32"><text:span text:style-name="Strong_20_Emphasis">Hashing</text:span> = one-way (cannot be decrypted, only compared).<text:line-break/>👉 Example:</text:p>
        </text:list-item>
        <text:list-item>
          <text:p text:style-name="P32">Password storage → use <text:span text:style-name="Strong_20_Emphasis">hashing (BCrypt, SHA)</text:span>.</text:p>
        </text:list-item>
        <text:list-item>
          <text:p text:style-name="P32">Secure message transfer → use <text:span text:style-name="Strong_20_Emphasis">encryption (AES, RSA)</text:span>.</text:p>
        </text:list-item>
      </text:list>
      <text:p text:style-name="Horizontal_20_Line"/>
      <text:h text:style-name="Heading_20_3" text:outline-level="3">Q5. How does HTTPS secure APIs?</text:h>
      <text:p text:style-name="Text_20_body"><text:span text:style-name="Strong_20_Emphasis">Answer:</text:span></text:p>
      <text:list text:style-name="L29">
        <text:list-item>
          <text:p text:style-name="P33">Uses <text:span text:style-name="Strong_20_Emphasis">TLS/SSL protocol</text:span> for encryption.</text:p>
        </text:list-item>
        <text:list-item>
          <text:p text:style-name="P33">Data between client &amp; server is encrypted with <text:span text:style-name="Strong_20_Emphasis">public/private keys</text:span>.</text:p>
        </text:list-item>
        <text:list-item>
          <text:p text:style-name="P33">Prevents sniffing &amp; tampering.</text:p>
        </text:list-item>
      </text:list>
      <text:p text:style-name="Horizontal_20_Line"/>
      <text:p text:style-name="Horizontal_20_Line"/>
      <text:h text:style-name="Heading_20_1" text:outline-level="1">🔹 <text:span text:style-name="Strong_20_Emphasis">3) Global Exception Handling</text:span></text:h>
      <text:h text:style-name="Heading_20_3" text:outline-level="3">Q1. What is Global Exception Handling in Spring Boot?</text:h>
      <text:p text:style-name="Text_20_body"><text:span text:style-name="Strong_20_Emphasis">Answer:</text:span><text:line-break/>Instead of writing <text:span text:style-name="Source_20_Text">try-catch</text:span> inside every controller, we use <text:span text:style-name="Source_20_Text">@ControllerAdvice</text:span> or <text:span text:style-name="Source_20_Text">@RestControllerAdvice</text:span> to handle exceptions in a <text:span text:style-name="Strong_20_Emphasis">centralized way</text:span>.</text:p>
      <text:p text:style-name="Horizontal_20_Line"/>
      <text:h text:style-name="Heading_20_3" text:outline-level="3">Q2. How do you implement a global exception handler?</text:h>
      <text:p text:style-name="Text_20_body"><text:span text:style-name="Strong_20_Emphasis">Answer:</text:span></text:p>
      <text:p text:style-name="P1"><text:soft-page-break/><text:span text:style-name="Source_20_Text">@ControllerAdvice</text:span></text:p>
      <text:p text:style-name="P1"><text:span text:style-name="Source_20_Text">public class GlobalExceptionHandler {</text:span></text:p>
      <text:p text:style-name="P1"/>
      <text:p text:style-name="P1"><text:span text:style-name="Source_20_Text"><text:s text:c="4"/>@ExceptionHandler(ResourceNotFoundException.class)</text:span></text:p>
      <text:p text:style-name="P1"><text:span text:style-name="Source_20_Text"><text:s text:c="4"/>public ResponseEntity&lt;String&gt; handleNotFound(ResourceNotFoundException ex) {</text:span></text:p>
      <text:p text:style-name="P1"><text:span text:style-name="Source_20_Text"><text:s text:c="8"/>return new ResponseEntity&lt;&gt;(ex.getMessage(), HttpStatus.NOT_FOUND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@ExceptionHandler(Exception.class)</text:span></text:p>
      <text:p text:style-name="P1"><text:span text:style-name="Source_20_Text"><text:s text:c="4"/>public ResponseEntity&lt;String&gt; handleGlobal(Exception ex) {</text:span></text:p>
      <text:p text:style-name="P1"><text:span text:style-name="Source_20_Text"><text:s text:c="8"/>return new ResponseEntity&lt;&gt;("Something went wrong: " + ex.getMessage(),</text:span></text:p>
      <text:p text:style-name="P1"><text:span text:style-name="Source_20_Text"><text:s text:c="36"/>HttpStatus.INTERNAL_SERVER_ERROR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Q3. Difference between <text:span text:style-name="Source_20_Text">@ControllerAdvice</text:span> and <text:span text:style-name="Source_20_Text">@RestControllerAdvice</text:span>?</text:h>
      <text:p text:style-name="Text_20_body"><text:span text:style-name="Strong_20_Emphasis">Answer:</text:span></text:p>
      <text:list text:style-name="L30">
        <text:list-item>
          <text:p text:style-name="P34"><text:span text:style-name="Source_20_Text">@ControllerAdvice</text:span> → used with <text:span text:style-name="Source_20_Text">@ResponseBody</text:span> for JSON responses.</text:p>
        </text:list-item>
        <text:list-item>
          <text:p text:style-name="P34"><text:span text:style-name="Source_20_Text">@RestControllerAdvice</text:span> = <text:span text:style-name="Source_20_Text">@ControllerAdvice</text:span> + <text:span text:style-name="Source_20_Text">@ResponseBody</text:span> (shortcut).</text:p>
        </text:list-item>
      </text:list>
      <text:p text:style-name="Horizontal_20_Line"/>
      <text:h text:style-name="Heading_20_3" text:outline-level="3">Q4. How do you customize error responses?</text:h>
      <text:p text:style-name="Text_20_body"><text:span text:style-name="Strong_20_Emphasis">Answer:</text:span><text:line-break/>By creating an error response model.</text:p>
      <text:p text:style-name="P1"><text:span text:style-name="Source_20_Text">public class ErrorDetails {</text:span></text:p>
      <text:p text:style-name="P1"><text:span text:style-name="Source_20_Text"><text:s text:c="4"/>private Date timestamp;</text:span></text:p>
      <text:p text:style-name="P1"><text:span text:style-name="Source_20_Text"><text:s text:c="4"/>private String message;</text:span></text:p>
      <text:p text:style-name="P1"><text:span text:style-name="Source_20_Text"><text:s text:c="4"/>private String details;</text:span></text:p>
      <text:p text:style-name="P1"><text:span text:style-name="Source_20_Text"><text:s text:c="4"/>// constructor + getters</text:span></text:p>
      <text:p text:style-name="P2"><text:span text:style-name="Source_20_Text">}</text:span></text:p>
      <text:p text:style-name="Text_20_body">Then return <text:span text:style-name="Source_20_Text">ErrorDetails</text:span> from <text:span text:style-name="Source_20_Text">@ExceptionHandler</text:span>.</text:p>
      <text:p text:style-name="Horizontal_20_Line"/>
      <text:h text:style-name="Heading_20_3" text:outline-level="3">Q5. Can you extend Spring’s <text:span text:style-name="Source_20_Text">ResponseEntityExceptionHandler</text:span>?</text:h>
      <text:p text:style-name="Text_20_body"><text:span text:style-name="Strong_20_Emphasis">Answer:</text:span><text:line-break/>Yes. You can extend <text:span text:style-name="Source_20_Text">ResponseEntityExceptionHandler</text:span> and override methods like <text:span text:style-name="Source_20_Text">handleMethodArgumentNotValid()</text:span> to handle validation errors globally.</text:p>
      <text:p text:style-name="Text_20_body">👉 Example:</text:p>
      <text:p text:style-name="P1"><text:span text:style-name="Source_20_Text">@Override</text:span></text:p>
      <text:p text:style-name="P1"><text:span text:style-name="Source_20_Text">protected ResponseEntity&lt;Object&gt; handleMethodArgumentNotValid(</text:span></text:p>
      <text:p text:style-name="P1"><text:span text:style-name="Source_20_Text"><text:s text:c="8"/>MethodArgumentNotValidException ex,</text:span></text:p>
      <text:p text:style-name="P1"><text:span text:style-name="Source_20_Text"><text:s text:c="8"/>HttpHeaders headers, HttpStatus status, WebRequest request) {</text:span></text:p>
      <text:p text:style-name="P1"><text:span text:style-name="Source_20_Text"><text:s text:c="4"/>Map&lt;String, String&gt; errors = new HashMap&lt;&gt;();</text:span></text:p>
      <text:p text:style-name="P1"><text:span text:style-name="Source_20_Text"><text:s text:c="4"/>ex.getBindingResult().getFieldErrors().forEach(error -&gt;</text:span></text:p>
      <text:p text:style-name="P1"><text:span text:style-name="Source_20_Text"><text:s text:c="8"/>errors.put(error.getField(), error.getDefaultMessage()));</text:span></text:p>
      <text:p text:style-name="P1"><text:soft-page-break/><text:span text:style-name="Source_20_Text"><text:s text:c="4"/>return new ResponseEntity&lt;&gt;(errors, HttpStatus.BAD_REQUEST);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20:43:34.417000000</meta:creation-date>
    <dc:date>2025-09-29T22:01:35.987000000</dc:date>
    <meta:editing-duration>PT4M42S</meta:editing-duration>
    <meta:editing-cycles>3</meta:editing-cycles>
    <meta:generator>LibreOffice/7.5.4.2$Windows_X86_64 LibreOffice_project/36ccfdc35048b057fd9854c757a8b67ec53977b6</meta:generator>
    <meta:document-statistic meta:table-count="10" meta:image-count="0" meta:object-count="0" meta:page-count="26" meta:paragraph-count="847" meta:word-count="3924" meta:character-count="28944" meta:non-whitespace-character-count="24315"/>
  </office:meta>
</office:document-meta>
</file>